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9273" officeooo:paragraph-rsid="00029273"/>
    </style:style>
    <style:style style:name="P2" style:family="paragraph" style:parent-style-name="Standard">
      <style:text-properties officeooo:rsid="000c7bfc" officeooo:paragraph-rsid="0011ef84"/>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029273" officeooo:paragraph-rsid="00029273" style:font-size-asian="24pt" style:font-style-asian="italic" style:font-weight-asian="bold" style:font-size-complex="24pt" style:font-style-complex="italic" style:font-weight-complex="bold"/>
    </style:style>
    <style:style style:name="P4" style:family="paragraph" style:parent-style-name="Standard">
      <style:paragraph-properties fo:text-align="center" style:justify-single-word="false"/>
      <style:text-properties fo:font-size="24pt" fo:font-style="italic" fo:font-weight="bold" officeooo:rsid="00b6e0b2" officeooo:paragraph-rsid="00b6e0b2" style:font-size-asian="24pt" style:font-style-asian="italic" style:font-weight-asian="bold" style:font-size-complex="24pt" style:font-style-complex="italic" style:font-weight-complex="bold"/>
    </style:style>
    <style:style style:name="P5" style:family="paragraph" style:parent-style-name="Standard">
      <style:paragraph-properties fo:text-align="center" style:justify-single-word="false"/>
      <style:text-properties fo:font-size="20pt" fo:font-style="italic" fo:font-weight="bold" officeooo:rsid="00439ee4" officeooo:paragraph-rsid="00439ee4" style:font-size-asian="20pt" style:font-style-asian="italic" style:font-weight-asian="bold" style:font-size-complex="20pt" style:font-style-complex="italic" style:font-weight-complex="bold"/>
    </style:style>
    <style:style style:name="P6" style:family="paragraph" style:parent-style-name="Standard">
      <style:paragraph-properties fo:text-align="center" style:justify-single-word="false"/>
      <style:text-properties fo:font-size="20pt" fo:font-style="italic" fo:font-weight="bold" officeooo:rsid="0017d592" officeooo:paragraph-rsid="0017d592" style:font-size-asian="20pt" style:font-style-asian="italic" style:font-weight-asian="bold" style:font-size-complex="20pt" style:font-style-complex="italic" style:font-weight-complex="bold"/>
    </style:style>
    <style:style style:name="P7" style:family="paragraph" style:parent-style-name="Standard">
      <style:text-properties fo:font-size="20pt" fo:font-style="italic" fo:font-weight="bold" officeooo:rsid="0003d9ee" officeooo:paragraph-rsid="0003d9ee" style:font-size-asian="20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fo:font-size="20pt" fo:font-style="italic" fo:font-weight="bold" officeooo:rsid="0003d9ee" officeooo:paragraph-rsid="0003d9ee" style:font-size-asian="20pt" style:font-style-asian="italic" style:font-weight-asian="bold" style:font-size-complex="20pt" style:font-style-complex="italic" style:font-weight-complex="bold"/>
    </style:style>
    <style:style style:name="P9" style:family="paragraph" style:parent-style-name="Standard">
      <style:text-properties fo:font-size="18pt" fo:font-style="italic" officeooo:rsid="0003d9ee" officeooo:paragraph-rsid="0003d9ee" style:font-size-asian="18pt" style:font-style-asian="italic" style:font-size-complex="18pt" style:font-style-complex="italic"/>
    </style:style>
    <style:style style:name="P10" style:family="paragraph" style:parent-style-name="Standard">
      <style:text-properties fo:font-size="18pt" fo:font-style="italic" officeooo:rsid="0017d592" officeooo:paragraph-rsid="0017d592" style:font-size-asian="18pt" style:font-style-asian="italic" style:font-size-complex="18pt" style:font-style-complex="italic"/>
    </style:style>
    <style:style style:name="P11" style:family="paragraph" style:parent-style-name="Standard">
      <style:text-properties fo:font-size="18pt" fo:font-style="italic" officeooo:rsid="001803a9" officeooo:paragraph-rsid="001803a9" style:font-size-asian="18pt" style:font-style-asian="italic" style:font-size-complex="18pt" style:font-style-complex="italic"/>
    </style:style>
    <style:style style:name="P12" style:family="paragraph" style:parent-style-name="Standard">
      <style:text-properties fo:font-size="18pt" fo:font-style="italic" officeooo:rsid="001980f4" officeooo:paragraph-rsid="001980f4" style:font-size-asian="18pt" style:font-style-asian="italic" style:font-size-complex="18pt" style:font-style-complex="italic"/>
    </style:style>
    <style:style style:name="P13" style:family="paragraph" style:parent-style-name="Standard">
      <style:text-properties fo:font-size="18pt" fo:font-style="italic" officeooo:rsid="001c4045" officeooo:paragraph-rsid="001c4045" style:font-size-asian="18pt" style:font-style-asian="italic" style:font-size-complex="18pt" style:font-style-complex="italic"/>
    </style:style>
    <style:style style:name="P14" style:family="paragraph" style:parent-style-name="Standard">
      <style:text-properties fo:font-size="18pt" fo:font-style="italic" officeooo:rsid="001d464e" officeooo:paragraph-rsid="001d464e" style:font-size-asian="18pt" style:font-style-asian="italic" style:font-size-complex="18pt" style:font-style-complex="italic"/>
    </style:style>
    <style:style style:name="P15" style:family="paragraph" style:parent-style-name="Standard">
      <style:text-properties fo:font-size="18pt" fo:font-style="italic" officeooo:rsid="0020feba" officeooo:paragraph-rsid="0020feba" style:font-size-asian="18pt" style:font-style-asian="italic" style:font-size-complex="18pt" style:font-style-complex="italic"/>
    </style:style>
    <style:style style:name="P16" style:family="paragraph" style:parent-style-name="Standard">
      <style:text-properties fo:font-size="18pt" fo:font-style="italic" officeooo:rsid="0022c4a8" officeooo:paragraph-rsid="0022c4a8" style:font-size-asian="18pt" style:font-style-asian="italic" style:font-size-complex="18pt" style:font-style-complex="italic"/>
    </style:style>
    <style:style style:name="P17" style:family="paragraph" style:parent-style-name="Standard">
      <style:text-properties fo:font-size="18pt" fo:font-style="italic" officeooo:rsid="002390f6" officeooo:paragraph-rsid="002390f6" style:font-size-asian="18pt" style:font-style-asian="italic" style:font-size-complex="18pt" style:font-style-complex="italic"/>
    </style:style>
    <style:style style:name="P18" style:family="paragraph" style:parent-style-name="Standard">
      <style:text-properties fo:font-size="18pt" fo:font-style="italic" officeooo:rsid="00255bf5" officeooo:paragraph-rsid="00333a8b" style:font-size-asian="18pt" style:font-style-asian="italic" style:font-size-complex="18pt" style:font-style-complex="italic"/>
    </style:style>
    <style:style style:name="P19" style:family="paragraph" style:parent-style-name="Standard">
      <style:text-properties fo:font-size="18pt" fo:font-style="italic" officeooo:rsid="0026f9cb" officeooo:paragraph-rsid="0026f9cb" style:font-size-asian="18pt" style:font-style-asian="italic" style:font-size-complex="18pt" style:font-style-complex="italic"/>
    </style:style>
    <style:style style:name="P20" style:family="paragraph" style:parent-style-name="Standard">
      <style:text-properties fo:font-size="18pt" fo:font-style="italic" officeooo:rsid="00280a89" officeooo:paragraph-rsid="00280a89" style:font-size-asian="18pt" style:font-style-asian="italic" style:font-size-complex="18pt" style:font-style-complex="italic"/>
    </style:style>
    <style:style style:name="P21" style:family="paragraph" style:parent-style-name="Standard">
      <style:text-properties fo:font-size="18pt" fo:font-style="italic" officeooo:rsid="00280a89" officeooo:paragraph-rsid="00333a8b" style:font-size-asian="18pt" style:font-style-asian="italic" style:font-size-complex="18pt" style:font-style-complex="italic"/>
    </style:style>
    <style:style style:name="P22" style:family="paragraph" style:parent-style-name="Standard">
      <style:text-properties fo:font-size="18pt" fo:font-style="italic" officeooo:rsid="002995cf" officeooo:paragraph-rsid="002995cf" style:font-size-asian="18pt" style:font-style-asian="italic" style:font-size-complex="18pt" style:font-style-complex="italic"/>
    </style:style>
    <style:style style:name="P23" style:family="paragraph" style:parent-style-name="Standard">
      <style:text-properties fo:font-size="18pt" fo:font-style="italic" officeooo:rsid="002a2666" officeooo:paragraph-rsid="002a2666" style:font-size-asian="18pt" style:font-style-asian="italic" style:font-size-complex="18pt" style:font-style-complex="italic"/>
    </style:style>
    <style:style style:name="P24" style:family="paragraph" style:parent-style-name="Standard">
      <style:text-properties fo:font-size="18pt" fo:font-style="italic" officeooo:rsid="002a2666" officeooo:paragraph-rsid="0035163c" style:font-size-asian="18pt" style:font-style-asian="italic" style:font-size-complex="18pt" style:font-style-complex="italic"/>
    </style:style>
    <style:style style:name="P25" style:family="paragraph" style:parent-style-name="Standard">
      <style:text-properties fo:font-size="18pt" fo:font-style="italic" officeooo:rsid="002a2666" officeooo:paragraph-rsid="0043336f" style:font-size-asian="18pt" style:font-style-asian="italic" style:font-size-complex="18pt" style:font-style-complex="italic"/>
    </style:style>
    <style:style style:name="P26" style:family="paragraph" style:parent-style-name="Standard">
      <style:text-properties fo:font-size="18pt" fo:font-style="italic" officeooo:rsid="002aee16" officeooo:paragraph-rsid="002aee16" style:font-size-asian="18pt" style:font-style-asian="italic" style:font-size-complex="18pt" style:font-style-complex="italic"/>
    </style:style>
    <style:style style:name="P27" style:family="paragraph" style:parent-style-name="Standard">
      <style:text-properties fo:font-size="18pt" fo:font-style="italic" officeooo:rsid="002c8607" officeooo:paragraph-rsid="002c8607" style:font-size-asian="18pt" style:font-style-asian="italic" style:font-size-complex="18pt" style:font-style-complex="italic"/>
    </style:style>
    <style:style style:name="P28" style:family="paragraph" style:parent-style-name="Standard">
      <style:text-properties fo:font-size="18pt" fo:font-style="italic" officeooo:rsid="002f502a" officeooo:paragraph-rsid="002f502a" style:font-size-asian="18pt" style:font-style-asian="italic" style:font-size-complex="18pt" style:font-style-complex="italic"/>
    </style:style>
    <style:style style:name="P29" style:family="paragraph" style:parent-style-name="Standard">
      <style:text-properties fo:font-size="18pt" fo:font-style="italic" officeooo:rsid="0032ad92" officeooo:paragraph-rsid="0032ad92" style:font-size-asian="18pt" style:font-style-asian="italic" style:font-size-complex="18pt" style:font-style-complex="italic"/>
    </style:style>
    <style:style style:name="P30" style:family="paragraph" style:parent-style-name="Standard">
      <style:text-properties fo:font-size="18pt" fo:font-style="italic" officeooo:rsid="00333a8b" officeooo:paragraph-rsid="00333a8b" style:font-size-asian="18pt" style:font-style-asian="italic" style:font-size-complex="18pt" style:font-style-complex="italic"/>
    </style:style>
    <style:style style:name="P31" style:family="paragraph" style:parent-style-name="Standard">
      <style:text-properties fo:font-size="18pt" fo:font-style="italic" officeooo:rsid="00333a8b" officeooo:paragraph-rsid="0035163c" style:font-size-asian="18pt" style:font-style-asian="italic" style:font-size-complex="18pt" style:font-style-complex="italic"/>
    </style:style>
    <style:style style:name="P32" style:family="paragraph" style:parent-style-name="Standard">
      <style:text-properties fo:font-size="18pt" fo:font-style="italic" officeooo:rsid="00333a8b" officeooo:paragraph-rsid="0043336f" style:font-size-asian="18pt" style:font-style-asian="italic" style:font-size-complex="18pt" style:font-style-complex="italic"/>
    </style:style>
    <style:style style:name="P33" style:family="paragraph" style:parent-style-name="Standard">
      <style:text-properties fo:font-size="18pt" fo:font-style="italic" officeooo:rsid="0035163c" officeooo:paragraph-rsid="0035163c" style:font-size-asian="18pt" style:font-style-asian="italic" style:font-size-complex="18pt" style:font-style-complex="italic"/>
    </style:style>
    <style:style style:name="P34" style:family="paragraph" style:parent-style-name="Standard">
      <style:text-properties fo:font-size="18pt" fo:font-style="italic" officeooo:rsid="0035c0aa" officeooo:paragraph-rsid="0035c0aa" style:font-size-asian="18pt" style:font-style-asian="italic" style:font-size-complex="18pt" style:font-style-complex="italic"/>
    </style:style>
    <style:style style:name="P35" style:family="paragraph" style:parent-style-name="Standard">
      <style:text-properties fo:font-size="18pt" fo:font-style="italic" officeooo:rsid="003c0860" officeooo:paragraph-rsid="003c0860" style:font-size-asian="18pt" style:font-style-asian="italic" style:font-size-complex="18pt" style:font-style-complex="italic"/>
    </style:style>
    <style:style style:name="P36" style:family="paragraph" style:parent-style-name="Standard">
      <style:text-properties fo:font-size="18pt" fo:font-style="italic" officeooo:rsid="003de9dd" officeooo:paragraph-rsid="003de9dd" style:font-size-asian="18pt" style:font-style-asian="italic" style:font-size-complex="18pt" style:font-style-complex="italic"/>
    </style:style>
    <style:style style:name="P37" style:family="paragraph" style:parent-style-name="Standard">
      <style:text-properties fo:font-size="18pt" fo:font-style="italic" officeooo:rsid="0043336f" officeooo:paragraph-rsid="0043336f" style:font-size-asian="18pt" style:font-style-asian="italic" style:font-size-complex="18pt" style:font-style-complex="italic"/>
    </style:style>
    <style:style style:name="P38" style:family="paragraph" style:parent-style-name="Standard">
      <style:paragraph-properties fo:text-align="start" style:justify-single-word="false"/>
      <style:text-properties fo:font-size="18pt" fo:font-style="italic" fo:font-weight="normal" officeooo:rsid="0043daa0" officeooo:paragraph-rsid="0043daa0" style:font-size-asian="15.75pt" style:font-style-asian="italic" style:font-weight-asian="normal" style:font-size-complex="18pt" style:font-style-complex="italic" style:font-weight-complex="normal"/>
    </style:style>
    <style:style style:name="P39" style:family="paragraph" style:parent-style-name="Standard">
      <style:paragraph-properties fo:text-align="start" style:justify-single-word="false"/>
      <style:text-properties fo:font-size="18pt" fo:font-style="italic" fo:font-weight="normal" officeooo:rsid="00474274" officeooo:paragraph-rsid="00474274" style:font-size-asian="15.75pt" style:font-style-asian="italic" style:font-weight-asian="normal" style:font-size-complex="18pt" style:font-style-complex="italic" style:font-weight-complex="normal"/>
    </style:style>
    <style:style style:name="P40" style:family="paragraph" style:parent-style-name="Standard">
      <style:paragraph-properties fo:text-align="start" style:justify-single-word="false"/>
      <style:text-properties fo:font-size="18pt" fo:font-style="italic" fo:font-weight="normal" officeooo:rsid="004933ac" officeooo:paragraph-rsid="004933ac" style:font-size-asian="15.75pt" style:font-style-asian="italic" style:font-weight-asian="normal" style:font-size-complex="18pt" style:font-style-complex="italic" style:font-weight-complex="normal"/>
    </style:style>
    <style:style style:name="P41" style:family="paragraph" style:parent-style-name="Standard">
      <style:paragraph-properties fo:text-align="start" style:justify-single-word="false"/>
      <style:text-properties fo:font-size="18pt" fo:font-style="italic" fo:font-weight="normal" officeooo:rsid="009535ad" officeooo:paragraph-rsid="009535ad" style:font-size-asian="15.75pt" style:font-style-asian="italic" style:font-weight-asian="normal" style:font-size-complex="18pt" style:font-style-complex="italic" style:font-weight-complex="normal"/>
    </style:style>
    <style:style style:name="P42" style:family="paragraph" style:parent-style-name="Standard">
      <style:paragraph-properties fo:text-align="start" style:justify-single-word="false"/>
      <style:text-properties fo:font-size="18pt" fo:font-style="italic" fo:font-weight="normal" officeooo:rsid="009a219d" officeooo:paragraph-rsid="009a219d" style:font-size-asian="15.75pt" style:font-style-asian="italic" style:font-weight-asian="normal" style:font-size-complex="18pt" style:font-style-complex="italic" style:font-weight-complex="normal"/>
    </style:style>
    <style:style style:name="P43" style:family="paragraph" style:parent-style-name="Standard">
      <style:paragraph-properties fo:text-align="start" style:justify-single-word="false"/>
      <style:text-properties fo:font-size="18pt" fo:font-style="italic" fo:font-weight="normal" officeooo:rsid="009c9bc5" officeooo:paragraph-rsid="009c9bc5" style:font-size-asian="15.75pt" style:font-style-asian="italic" style:font-weight-asian="normal" style:font-size-complex="18pt" style:font-style-complex="italic" style:font-weight-complex="normal"/>
    </style:style>
    <style:style style:name="P44" style:family="paragraph" style:parent-style-name="Standard">
      <style:paragraph-properties fo:text-align="start" style:justify-single-word="false"/>
      <style:text-properties fo:font-size="18pt" fo:font-style="italic" fo:font-weight="normal" officeooo:rsid="009d883f" officeooo:paragraph-rsid="009d883f" style:font-size-asian="15.75pt" style:font-style-asian="italic" style:font-weight-asian="normal" style:font-size-complex="18pt" style:font-style-complex="italic" style:font-weight-complex="normal"/>
    </style:style>
    <style:style style:name="P45" style:family="paragraph" style:parent-style-name="Standard">
      <style:paragraph-properties fo:text-align="start" style:justify-single-word="false"/>
      <style:text-properties fo:font-size="18pt" fo:font-style="italic" fo:font-weight="normal" officeooo:rsid="009d883f" officeooo:paragraph-rsid="009f3df3" style:font-size-asian="15.75pt" style:font-style-asian="italic" style:font-weight-asian="normal" style:font-size-complex="18pt" style:font-style-complex="italic" style:font-weight-complex="normal"/>
    </style:style>
    <style:style style:name="P46" style:family="paragraph" style:parent-style-name="Standard">
      <style:paragraph-properties fo:text-align="start" style:justify-single-word="false"/>
      <style:text-properties fo:font-size="18pt" fo:font-style="italic" fo:font-weight="normal" officeooo:rsid="009d883f" officeooo:paragraph-rsid="009faa8a" style:font-size-asian="15.75pt" style:font-style-asian="italic" style:font-weight-asian="normal" style:font-size-complex="18pt" style:font-style-complex="italic" style:font-weight-complex="normal"/>
    </style:style>
    <style:style style:name="P47" style:family="paragraph" style:parent-style-name="Standard">
      <style:paragraph-properties fo:text-align="start" style:justify-single-word="false"/>
      <style:text-properties fo:font-size="18pt" fo:font-style="italic" fo:font-weight="normal" officeooo:rsid="009d883f" officeooo:paragraph-rsid="00a372b7" style:font-size-asian="15.75pt" style:font-style-asian="italic" style:font-weight-asian="normal" style:font-size-complex="18pt" style:font-style-complex="italic" style:font-weight-complex="normal"/>
    </style:style>
    <style:style style:name="P48" style:family="paragraph" style:parent-style-name="Standard">
      <style:paragraph-properties fo:text-align="start" style:justify-single-word="false"/>
      <style:text-properties fo:font-size="18pt" fo:font-style="italic" fo:font-weight="normal" officeooo:rsid="00a3109d" officeooo:paragraph-rsid="00a3109d" style:font-size-asian="15.75pt" style:font-style-asian="italic" style:font-weight-asian="normal" style:font-size-complex="18pt" style:font-style-complex="italic" style:font-weight-complex="normal"/>
    </style:style>
    <style:style style:name="P49" style:family="paragraph" style:parent-style-name="Standard">
      <style:paragraph-properties fo:text-align="start" style:justify-single-word="false"/>
      <style:text-properties fo:font-size="18pt" fo:font-style="italic" fo:font-weight="normal" officeooo:rsid="00a47fef" officeooo:paragraph-rsid="00a47fef" style:font-size-asian="15.75pt" style:font-style-asian="italic" style:font-weight-asian="normal" style:font-size-complex="18pt" style:font-style-complex="italic" style:font-weight-complex="normal"/>
    </style:style>
    <style:style style:name="P50" style:family="paragraph" style:parent-style-name="Standard">
      <style:paragraph-properties fo:text-align="start" style:justify-single-word="false"/>
      <style:text-properties fo:font-size="18pt" fo:font-style="italic" fo:font-weight="normal" officeooo:rsid="00a74858" officeooo:paragraph-rsid="00a74858" style:font-size-asian="15.75pt" style:font-style-asian="italic" style:font-weight-asian="normal" style:font-size-complex="18pt" style:font-style-complex="italic" style:font-weight-complex="normal"/>
    </style:style>
    <style:style style:name="P51" style:family="paragraph" style:parent-style-name="Standard">
      <style:paragraph-properties fo:text-align="start" style:justify-single-word="false"/>
      <style:text-properties fo:font-size="18pt" fo:font-style="italic" fo:font-weight="normal" officeooo:rsid="00a7b4a4" officeooo:paragraph-rsid="00a7b4a4" style:font-size-asian="15.75pt" style:font-style-asian="italic" style:font-weight-asian="normal" style:font-size-complex="18pt" style:font-style-complex="italic" style:font-weight-complex="normal"/>
    </style:style>
    <style:style style:name="P52" style:family="paragraph" style:parent-style-name="Standard">
      <style:paragraph-properties fo:text-align="start" style:justify-single-word="false"/>
      <style:text-properties fo:font-size="18pt" fo:font-style="italic" fo:font-weight="normal" officeooo:rsid="00aa0707" officeooo:paragraph-rsid="00aa0707" style:font-size-asian="15.75pt" style:font-style-asian="italic" style:font-weight-asian="normal" style:font-size-complex="18pt" style:font-style-complex="italic" style:font-weight-complex="normal"/>
    </style:style>
    <style:style style:name="P53" style:family="paragraph" style:parent-style-name="Standard">
      <style:paragraph-properties fo:text-align="start" style:justify-single-word="false"/>
      <style:text-properties fo:font-size="18pt" fo:font-style="italic" fo:font-weight="normal" officeooo:rsid="00ab58b0" officeooo:paragraph-rsid="00ab58b0" style:font-size-asian="15.75pt" style:font-style-asian="italic" style:font-weight-asian="normal" style:font-size-complex="18pt" style:font-style-complex="italic" style:font-weight-complex="normal"/>
    </style:style>
    <style:style style:name="P54" style:family="paragraph" style:parent-style-name="Standard">
      <style:paragraph-properties fo:text-align="start" style:justify-single-word="false"/>
      <style:text-properties fo:font-size="18pt" fo:font-style="italic" fo:font-weight="normal" officeooo:rsid="00ac9c99" officeooo:paragraph-rsid="00ac9c99" style:font-size-asian="15.75pt" style:font-style-asian="italic" style:font-weight-asian="normal" style:font-size-complex="18pt" style:font-style-complex="italic" style:font-weight-complex="normal"/>
    </style:style>
    <style:style style:name="P55" style:family="paragraph" style:parent-style-name="Standard">
      <style:paragraph-properties fo:text-align="start" style:justify-single-word="false"/>
      <style:text-properties fo:font-size="18pt" fo:font-style="italic" fo:font-weight="normal" officeooo:rsid="00aca875" officeooo:paragraph-rsid="00af7f3a" style:font-size-asian="15.75pt" style:font-style-asian="italic" style:font-weight-asian="normal" style:font-size-complex="18pt" style:font-style-complex="italic" style:font-weight-complex="normal"/>
    </style:style>
    <style:style style:name="P56" style:family="paragraph" style:parent-style-name="Standard">
      <style:paragraph-properties fo:text-align="start" style:justify-single-word="false"/>
      <style:text-properties fo:font-size="18pt" fo:font-style="italic" fo:font-weight="normal" officeooo:rsid="00b483bc" officeooo:paragraph-rsid="00b483bc" style:font-size-asian="15.75pt" style:font-style-asian="italic" style:font-weight-asian="normal" style:font-size-complex="18pt" style:font-style-complex="italic" style:font-weight-complex="normal"/>
    </style:style>
    <style:style style:name="P57" style:family="paragraph" style:parent-style-name="Standard">
      <style:paragraph-properties fo:text-align="start" style:justify-single-word="false"/>
      <style:text-properties fo:font-size="18pt" fo:font-style="italic" fo:font-weight="normal" officeooo:rsid="00b6e0b2" officeooo:paragraph-rsid="00b6e0b2" style:font-size-asian="15.75pt" style:font-style-asian="italic" style:font-weight-asian="normal" style:font-size-complex="18pt" style:font-style-complex="italic" style:font-weight-complex="normal"/>
    </style:style>
    <style:style style:name="P58" style:family="paragraph" style:parent-style-name="Standard">
      <style:paragraph-properties fo:text-align="start" style:justify-single-word="false"/>
      <style:text-properties fo:font-size="18pt" fo:font-style="italic" fo:font-weight="normal" officeooo:rsid="00bc77ac" officeooo:paragraph-rsid="00bc77ac" style:font-size-asian="15.75pt" style:font-style-asian="italic" style:font-weight-asian="normal" style:font-size-complex="18pt" style:font-style-complex="italic" style:font-weight-complex="normal"/>
    </style:style>
    <style:style style:name="P59" style:family="paragraph" style:parent-style-name="Standard">
      <style:paragraph-properties fo:text-align="start" style:justify-single-word="false"/>
      <style:text-properties fo:font-size="18pt" fo:font-style="italic" fo:font-weight="normal" officeooo:rsid="00c0028d" officeooo:paragraph-rsid="00c0028d" style:font-size-asian="15.75pt" style:font-style-asian="italic" style:font-weight-asian="normal" style:font-size-complex="18pt" style:font-style-complex="italic" style:font-weight-complex="normal"/>
    </style:style>
    <style:style style:name="P60" style:family="paragraph" style:parent-style-name="Standard">
      <style:paragraph-properties fo:text-align="start" style:justify-single-word="false"/>
      <style:text-properties fo:font-size="18pt" fo:font-style="italic" fo:font-weight="normal" officeooo:rsid="00c1e935" officeooo:paragraph-rsid="00c1e935" style:font-size-asian="15.75pt" style:font-style-asian="italic" style:font-weight-asian="normal" style:font-size-complex="18pt" style:font-style-complex="italic" style:font-weight-complex="normal"/>
    </style:style>
    <style:style style:name="P61" style:family="paragraph" style:parent-style-name="Standard">
      <style:paragraph-properties fo:text-align="start" style:justify-single-word="false"/>
      <style:text-properties fo:font-size="18pt" fo:font-style="italic" fo:font-weight="normal" officeooo:rsid="00c453e7" officeooo:paragraph-rsid="00c453e7" style:font-size-asian="15.75pt" style:font-style-asian="italic" style:font-weight-asian="normal" style:font-size-complex="18pt" style:font-style-complex="italic" style:font-weight-complex="normal"/>
    </style:style>
    <style:style style:name="P62" style:family="paragraph" style:parent-style-name="Standard">
      <style:paragraph-properties fo:text-align="start" style:justify-single-word="false"/>
      <style:text-properties fo:font-size="18pt" fo:font-style="italic" fo:font-weight="normal" officeooo:rsid="00c81873" officeooo:paragraph-rsid="00c81873" style:font-size-asian="15.75pt" style:font-style-asian="italic" style:font-weight-asian="normal" style:font-size-complex="18pt" style:font-style-complex="italic" style:font-weight-complex="normal"/>
    </style:style>
    <style:style style:name="P63" style:family="paragraph" style:parent-style-name="Standard">
      <style:paragraph-properties fo:text-align="start" style:justify-single-word="false"/>
      <style:text-properties fo:font-size="18pt" fo:font-style="italic" fo:font-weight="normal" officeooo:rsid="00c9102e" officeooo:paragraph-rsid="00c9102e" style:font-size-asian="15.75pt" style:font-style-asian="italic" style:font-weight-asian="normal" style:font-size-complex="18pt" style:font-style-complex="italic" style:font-weight-complex="normal"/>
    </style:style>
    <style:style style:name="P64" style:family="paragraph" style:parent-style-name="Standard">
      <style:paragraph-properties fo:text-align="start" style:justify-single-word="false"/>
      <style:text-properties fo:font-size="18pt" fo:font-style="italic" fo:font-weight="normal" officeooo:rsid="00ca8941" officeooo:paragraph-rsid="00ca8941" style:font-size-asian="15.75pt" style:font-style-asian="italic" style:font-weight-asian="normal" style:font-size-complex="18pt" style:font-style-complex="italic" style:font-weight-complex="normal"/>
    </style:style>
    <style:style style:name="P65" style:family="paragraph" style:parent-style-name="Standard">
      <style:paragraph-properties fo:text-align="start" style:justify-single-word="false"/>
      <style:text-properties fo:font-size="18pt" fo:font-style="italic" fo:font-weight="normal" officeooo:rsid="00cc5bb7" officeooo:paragraph-rsid="00cc5bb7" style:font-size-asian="15.75pt" style:font-style-asian="italic" style:font-weight-asian="normal" style:font-size-complex="18pt" style:font-style-complex="italic" style:font-weight-complex="normal"/>
    </style:style>
    <style:style style:name="P66" style:family="paragraph" style:parent-style-name="Standard">
      <style:paragraph-properties fo:text-align="start" style:justify-single-word="false"/>
      <style:text-properties fo:font-size="18pt" fo:font-style="italic" fo:font-weight="normal" officeooo:rsid="00cff737" officeooo:paragraph-rsid="00cff737" style:font-size-asian="15.75pt" style:font-style-asian="italic" style:font-weight-asian="normal" style:font-size-complex="18pt" style:font-style-complex="italic" style:font-weight-complex="normal"/>
    </style:style>
    <style:style style:name="P67" style:family="paragraph" style:parent-style-name="Standard">
      <style:paragraph-properties fo:text-align="start" style:justify-single-word="false"/>
      <style:text-properties fo:font-size="18pt" fo:font-style="italic" fo:font-weight="normal" officeooo:rsid="00cff737" officeooo:paragraph-rsid="00d273b9" style:font-size-asian="15.75pt" style:font-style-asian="italic" style:font-weight-asian="normal" style:font-size-complex="18pt" style:font-style-complex="italic" style:font-weight-complex="normal"/>
    </style:style>
    <style:style style:name="P68" style:family="paragraph" style:parent-style-name="Standard">
      <style:paragraph-properties fo:text-align="start" style:justify-single-word="false"/>
      <style:text-properties fo:font-size="18pt" fo:font-style="italic" fo:font-weight="normal" officeooo:rsid="00cff737" officeooo:paragraph-rsid="00d43381" style:font-size-asian="15.75pt" style:font-style-asian="italic" style:font-weight-asian="normal" style:font-size-complex="18pt" style:font-style-complex="italic" style:font-weight-complex="normal"/>
    </style:style>
    <style:style style:name="P69" style:family="paragraph" style:parent-style-name="Standard">
      <style:paragraph-properties fo:text-align="start" style:justify-single-word="false"/>
      <style:text-properties fo:font-size="18pt" fo:font-style="italic" fo:font-weight="normal" officeooo:rsid="00d1be81" officeooo:paragraph-rsid="00d1be81" style:font-size-asian="15.75pt" style:font-style-asian="italic" style:font-weight-asian="normal" style:font-size-complex="18pt" style:font-style-complex="italic" style:font-weight-complex="normal"/>
    </style:style>
    <style:style style:name="P70" style:family="paragraph" style:parent-style-name="Standard">
      <style:paragraph-properties fo:text-align="start" style:justify-single-word="false"/>
      <style:text-properties fo:font-size="18pt" fo:font-style="italic" fo:font-weight="normal" officeooo:rsid="00d85881" officeooo:paragraph-rsid="00d85881" style:font-size-asian="15.75pt" style:font-style-asian="italic" style:font-weight-asian="normal" style:font-size-complex="18pt" style:font-style-complex="italic" style:font-weight-complex="normal"/>
    </style:style>
    <style:style style:name="P71" style:family="paragraph" style:parent-style-name="Standard">
      <style:paragraph-properties fo:text-align="start" style:justify-single-word="false"/>
      <style:text-properties fo:font-size="18pt" fo:font-style="italic" fo:font-weight="normal" officeooo:rsid="00da97bb" officeooo:paragraph-rsid="00da97bb" style:font-size-asian="15.75pt" style:font-style-asian="italic" style:font-weight-asian="normal" style:font-size-complex="18pt" style:font-style-complex="italic" style:font-weight-complex="normal"/>
    </style:style>
    <style:style style:name="P72" style:family="paragraph" style:parent-style-name="Standard">
      <style:paragraph-properties fo:text-align="start" style:justify-single-word="false"/>
      <style:text-properties fo:font-size="18pt" fo:font-style="italic" fo:font-weight="normal" officeooo:rsid="002a2666" officeooo:paragraph-rsid="004933ac" style:font-size-asian="18pt" style:font-style-asian="italic" style:font-weight-asian="normal" style:font-size-complex="18pt" style:font-style-complex="italic" style:font-weight-complex="normal"/>
    </style:style>
    <style:style style:name="P73" style:family="paragraph" style:parent-style-name="Standard">
      <style:paragraph-properties fo:text-align="start" style:justify-single-word="false"/>
      <style:text-properties fo:font-size="18pt" fo:font-style="italic" fo:font-weight="normal" officeooo:rsid="004aae29" officeooo:paragraph-rsid="004aae29" style:font-size-asian="18pt" style:font-style-asian="italic" style:font-weight-asian="normal" style:font-size-complex="18pt" style:font-style-complex="italic" style:font-weight-complex="normal"/>
    </style:style>
    <style:style style:name="P74" style:family="paragraph" style:parent-style-name="Standard">
      <style:paragraph-properties fo:text-align="start" style:justify-single-word="false"/>
      <style:text-properties fo:font-size="18pt" fo:font-style="italic" fo:font-weight="normal" officeooo:rsid="004b6a93" officeooo:paragraph-rsid="004b6a93" style:font-size-asian="18pt" style:font-style-asian="italic" style:font-weight-asian="normal" style:font-size-complex="18pt" style:font-style-complex="italic" style:font-weight-complex="normal"/>
    </style:style>
    <style:style style:name="P75" style:family="paragraph" style:parent-style-name="Standard">
      <style:paragraph-properties fo:text-align="start" style:justify-single-word="false"/>
      <style:text-properties fo:font-size="18pt" fo:font-style="italic" fo:font-weight="normal" officeooo:rsid="004d0030" officeooo:paragraph-rsid="004d0030" style:font-size-asian="18pt" style:font-style-asian="italic" style:font-weight-asian="normal" style:font-size-complex="18pt" style:font-style-complex="italic" style:font-weight-complex="normal"/>
    </style:style>
    <style:style style:name="P76" style:family="paragraph" style:parent-style-name="Standard">
      <style:paragraph-properties fo:text-align="start" style:justify-single-word="false"/>
      <style:text-properties fo:font-size="18pt" fo:font-style="italic" fo:font-weight="normal" officeooo:rsid="004f8b89" officeooo:paragraph-rsid="004f8b89" style:font-size-asian="18pt" style:font-style-asian="italic" style:font-weight-asian="normal" style:font-size-complex="18pt" style:font-style-complex="italic" style:font-weight-complex="normal"/>
    </style:style>
    <style:style style:name="P77" style:family="paragraph" style:parent-style-name="Standard">
      <style:paragraph-properties fo:text-align="start" style:justify-single-word="false"/>
      <style:text-properties fo:font-size="18pt" fo:font-style="italic" fo:font-weight="normal" officeooo:rsid="0051ba8f" officeooo:paragraph-rsid="0051ba8f" style:font-size-asian="18pt" style:font-style-asian="italic" style:font-weight-asian="normal" style:font-size-complex="18pt" style:font-style-complex="italic" style:font-weight-complex="normal"/>
    </style:style>
    <style:style style:name="P78" style:family="paragraph" style:parent-style-name="Standard">
      <style:paragraph-properties fo:text-align="start" style:justify-single-word="false"/>
      <style:text-properties fo:font-size="18pt" fo:font-style="italic" fo:font-weight="normal" officeooo:rsid="00528388" officeooo:paragraph-rsid="00528388" style:font-size-asian="18pt" style:font-style-asian="italic" style:font-weight-asian="normal" style:font-size-complex="18pt" style:font-style-complex="italic" style:font-weight-complex="normal"/>
    </style:style>
    <style:style style:name="P79" style:family="paragraph" style:parent-style-name="Standard">
      <style:paragraph-properties fo:text-align="start" style:justify-single-word="false"/>
      <style:text-properties fo:font-size="18pt" fo:font-style="italic" fo:font-weight="normal" officeooo:rsid="00545f52" officeooo:paragraph-rsid="00545f52" style:font-size-asian="18pt" style:font-style-asian="italic" style:font-weight-asian="normal" style:font-size-complex="18pt" style:font-style-complex="italic" style:font-weight-complex="normal"/>
    </style:style>
    <style:style style:name="P80" style:family="paragraph" style:parent-style-name="Standard">
      <style:paragraph-properties fo:text-align="start" style:justify-single-word="false"/>
      <style:text-properties fo:font-size="18pt" fo:font-style="italic" fo:font-weight="normal" officeooo:rsid="00545f52" officeooo:paragraph-rsid="0054edc2" style:font-size-asian="18pt" style:font-style-asian="italic" style:font-weight-asian="normal" style:font-size-complex="18pt" style:font-style-complex="italic" style:font-weight-complex="normal"/>
    </style:style>
    <style:style style:name="P81" style:family="paragraph" style:parent-style-name="Standard">
      <style:paragraph-properties fo:text-align="start" style:justify-single-word="false"/>
      <style:text-properties fo:font-size="18pt" fo:font-style="italic" fo:font-weight="normal" officeooo:rsid="0054edc2" officeooo:paragraph-rsid="0054edc2" style:font-size-asian="18pt" style:font-style-asian="italic" style:font-weight-asian="normal" style:font-size-complex="18pt" style:font-style-complex="italic" style:font-weight-complex="normal"/>
    </style:style>
    <style:style style:name="P82" style:family="paragraph" style:parent-style-name="Standard">
      <style:paragraph-properties fo:text-align="start" style:justify-single-word="false"/>
      <style:text-properties fo:font-size="18pt" fo:font-style="italic" fo:font-weight="normal" officeooo:rsid="0054f2c2" officeooo:paragraph-rsid="0054f2c2" style:font-size-asian="18pt" style:font-style-asian="italic" style:font-weight-asian="normal" style:font-size-complex="18pt" style:font-style-complex="italic" style:font-weight-complex="normal"/>
    </style:style>
    <style:style style:name="P83" style:family="paragraph" style:parent-style-name="Standard">
      <style:paragraph-properties fo:text-align="start" style:justify-single-word="false"/>
      <style:text-properties fo:font-size="18pt" fo:font-style="italic" fo:font-weight="normal" officeooo:rsid="0055f6e0" officeooo:paragraph-rsid="0055f6e0" style:font-size-asian="18pt" style:font-style-asian="italic" style:font-weight-asian="normal" style:font-size-complex="18pt" style:font-style-complex="italic" style:font-weight-complex="normal"/>
    </style:style>
    <style:style style:name="P84" style:family="paragraph" style:parent-style-name="Standard">
      <style:paragraph-properties fo:text-align="start" style:justify-single-word="false"/>
      <style:text-properties fo:font-size="18pt" fo:font-style="italic" fo:font-weight="normal" officeooo:rsid="00564de7" officeooo:paragraph-rsid="00584c19" style:font-size-asian="18pt" style:font-style-asian="italic" style:font-weight-asian="normal" style:font-size-complex="18pt" style:font-style-complex="italic" style:font-weight-complex="normal"/>
    </style:style>
    <style:style style:name="P85" style:family="paragraph" style:parent-style-name="Standard">
      <style:paragraph-properties fo:text-align="start" style:justify-single-word="false"/>
      <style:text-properties fo:font-size="18pt" fo:font-style="italic" fo:font-weight="normal" officeooo:rsid="00333a8b" officeooo:paragraph-rsid="004933ac" style:font-size-asian="18pt" style:font-style-asian="italic" style:font-weight-asian="normal" style:font-size-complex="18pt" style:font-style-complex="italic" style:font-weight-complex="normal"/>
    </style:style>
    <style:style style:name="P86" style:family="paragraph" style:parent-style-name="Standard">
      <style:paragraph-properties fo:text-align="start" style:justify-single-word="false"/>
      <style:text-properties fo:font-size="18pt" fo:font-style="italic" fo:font-weight="normal" officeooo:rsid="005dd761" officeooo:paragraph-rsid="005dd761" style:font-size-asian="18pt" style:font-style-asian="italic" style:font-weight-asian="normal" style:font-size-complex="18pt" style:font-style-complex="italic" style:font-weight-complex="normal"/>
    </style:style>
    <style:style style:name="P87" style:family="paragraph" style:parent-style-name="Standard">
      <style:paragraph-properties fo:text-align="start" style:justify-single-word="false"/>
      <style:text-properties fo:font-size="18pt" fo:font-style="italic" fo:font-weight="normal" officeooo:rsid="0061c524" officeooo:paragraph-rsid="0061c524" style:font-size-asian="18pt" style:font-style-asian="italic" style:font-weight-asian="normal" style:font-size-complex="18pt" style:font-style-complex="italic" style:font-weight-complex="normal"/>
    </style:style>
    <style:style style:name="P88" style:family="paragraph" style:parent-style-name="Standard">
      <style:paragraph-properties fo:text-align="start" style:justify-single-word="false"/>
      <style:text-properties fo:font-size="18pt" fo:font-style="italic" fo:font-weight="normal" officeooo:rsid="00657acd" officeooo:paragraph-rsid="006963b0" style:font-size-asian="18pt" style:font-style-asian="italic" style:font-weight-asian="normal" style:font-size-complex="18pt" style:font-style-complex="italic" style:font-weight-complex="normal"/>
    </style:style>
    <style:style style:name="P89" style:family="paragraph" style:parent-style-name="Standard">
      <style:paragraph-properties fo:text-align="start" style:justify-single-word="false"/>
      <style:text-properties fo:font-size="18pt" fo:font-style="italic" fo:font-weight="normal" officeooo:rsid="00657acd" officeooo:paragraph-rsid="0069b1cb" style:font-size-asian="18pt" style:font-style-asian="italic" style:font-weight-asian="normal" style:font-size-complex="18pt" style:font-style-complex="italic" style:font-weight-complex="normal"/>
    </style:style>
    <style:style style:name="P90" style:family="paragraph" style:parent-style-name="Standard">
      <style:paragraph-properties fo:text-align="start" style:justify-single-word="false"/>
      <style:text-properties fo:font-size="18pt" fo:font-style="italic" fo:font-weight="normal" officeooo:rsid="00657acd" officeooo:paragraph-rsid="00719a97" style:font-size-asian="18pt" style:font-style-asian="italic" style:font-weight-asian="normal" style:font-size-complex="18pt" style:font-style-complex="italic" style:font-weight-complex="normal"/>
    </style:style>
    <style:style style:name="P91" style:family="paragraph" style:parent-style-name="Standard">
      <style:paragraph-properties fo:text-align="start" style:justify-single-word="false"/>
      <style:text-properties fo:font-size="18pt" fo:font-style="italic" fo:font-weight="normal" officeooo:rsid="00657acd" officeooo:paragraph-rsid="007865fe" style:font-size-asian="18pt" style:font-style-asian="italic" style:font-weight-asian="normal" style:font-size-complex="18pt" style:font-style-complex="italic" style:font-weight-complex="normal"/>
    </style:style>
    <style:style style:name="P92" style:family="paragraph" style:parent-style-name="Standard">
      <style:paragraph-properties fo:text-align="start" style:justify-single-word="false"/>
      <style:text-properties fo:font-size="18pt" fo:font-style="italic" fo:font-weight="normal" officeooo:rsid="006a2eb2" officeooo:paragraph-rsid="00729a17"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start" style:justify-single-word="false"/>
      <style:text-properties fo:font-size="18pt" fo:font-style="italic" fo:font-weight="normal" officeooo:rsid="006faa95" officeooo:paragraph-rsid="006faa95"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fo:font-size="18pt" fo:font-style="italic" fo:font-weight="normal" officeooo:rsid="00719a97" officeooo:paragraph-rsid="00719a97" style:font-size-asian="18pt" style:font-style-asian="italic" style:font-weight-asian="normal" style:font-size-complex="18pt" style:font-style-complex="italic" style:font-weight-complex="normal"/>
    </style:style>
    <style:style style:name="P95" style:family="paragraph" style:parent-style-name="Standard">
      <style:paragraph-properties fo:text-align="start" style:justify-single-word="false"/>
      <style:text-properties fo:font-size="18pt" fo:font-style="italic" fo:font-weight="normal" officeooo:rsid="00719a97" officeooo:paragraph-rsid="0075a71a" style:font-size-asian="18pt" style:font-style-asian="italic" style:font-weight-asian="normal" style:font-size-complex="18pt" style:font-style-complex="italic" style:font-weight-complex="normal"/>
    </style:style>
    <style:style style:name="P96" style:family="paragraph" style:parent-style-name="Standard">
      <style:paragraph-properties fo:text-align="start" style:justify-single-word="false"/>
      <style:text-properties fo:font-size="18pt" fo:font-style="italic" fo:font-weight="normal" officeooo:rsid="0071e98f" officeooo:paragraph-rsid="0071e98f" style:font-size-asian="18pt" style:font-style-asian="italic" style:font-weight-asian="normal" style:font-size-complex="18pt" style:font-style-complex="italic" style:font-weight-complex="normal"/>
    </style:style>
    <style:style style:name="P97" style:family="paragraph" style:parent-style-name="Standard">
      <style:paragraph-properties fo:text-align="start" style:justify-single-word="false"/>
      <style:text-properties fo:font-size="18pt" fo:font-style="italic" fo:font-weight="normal" officeooo:rsid="0071e98f" officeooo:paragraph-rsid="00729a17" style:font-size-asian="18pt" style:font-style-asian="italic" style:font-weight-asian="normal" style:font-size-complex="18pt" style:font-style-complex="italic" style:font-weight-complex="normal"/>
    </style:style>
    <style:style style:name="P98" style:family="paragraph" style:parent-style-name="Standard">
      <style:paragraph-properties fo:text-align="start" style:justify-single-word="false"/>
      <style:text-properties fo:font-size="18pt" fo:font-style="italic" fo:font-weight="normal" officeooo:rsid="0071e98f" officeooo:paragraph-rsid="0075a71a" style:font-size-asian="18pt" style:font-style-asian="italic" style:font-weight-asian="normal" style:font-size-complex="18pt" style:font-style-complex="italic" style:font-weight-complex="normal"/>
    </style:style>
    <style:style style:name="P99" style:family="paragraph" style:parent-style-name="Standard">
      <style:paragraph-properties fo:text-align="start" style:justify-single-word="false"/>
      <style:text-properties fo:font-size="18pt" fo:font-style="italic" fo:font-weight="normal" officeooo:rsid="007880d8" officeooo:paragraph-rsid="007880d8" style:font-size-asian="18pt" style:font-style-asian="italic" style:font-weight-asian="normal" style:font-size-complex="18pt" style:font-style-complex="italic" style:font-weight-complex="normal"/>
    </style:style>
    <style:style style:name="P100" style:family="paragraph" style:parent-style-name="Standard">
      <style:paragraph-properties fo:text-align="start" style:justify-single-word="false"/>
      <style:text-properties fo:font-size="18pt" fo:font-style="italic" fo:font-weight="normal" officeooo:rsid="006963b0" officeooo:paragraph-rsid="0069b1cb" style:font-size-asian="18pt" style:font-style-asian="italic" style:font-weight-asian="normal" style:font-size-complex="18pt" style:font-style-complex="italic" style:font-weight-complex="normal"/>
    </style:style>
    <style:style style:name="P101" style:family="paragraph" style:parent-style-name="Standard">
      <style:paragraph-properties fo:text-align="start" style:justify-single-word="false"/>
      <style:text-properties fo:font-size="18pt" fo:font-style="italic" fo:font-weight="normal" officeooo:rsid="0069b1cb" officeooo:paragraph-rsid="0069b1cb" style:font-size-asian="18pt" style:font-style-asian="italic" style:font-weight-asian="normal" style:font-size-complex="18pt" style:font-style-complex="italic" style:font-weight-complex="normal"/>
    </style:style>
    <style:style style:name="P102" style:family="paragraph" style:parent-style-name="Standard">
      <style:paragraph-properties fo:text-align="start" style:justify-single-word="false"/>
      <style:text-properties fo:font-size="18pt" fo:font-style="italic" fo:font-weight="normal" officeooo:rsid="0069b1cb" officeooo:paragraph-rsid="00719a97" style:font-size-asian="18pt" style:font-style-asian="italic" style:font-weight-asian="normal" style:font-size-complex="18pt" style:font-style-complex="italic" style:font-weight-complex="normal"/>
    </style:style>
    <style:style style:name="P103" style:family="paragraph" style:parent-style-name="Standard">
      <style:paragraph-properties fo:text-align="start" style:justify-single-word="false"/>
      <style:text-properties fo:font-size="18pt" fo:font-style="italic" fo:font-weight="normal" officeooo:rsid="0069b1cb" officeooo:paragraph-rsid="007865fe" style:font-size-asian="18pt" style:font-style-asian="italic" style:font-weight-asian="normal" style:font-size-complex="18pt" style:font-style-complex="italic" style:font-weight-complex="normal"/>
    </style:style>
    <style:style style:name="P104" style:family="paragraph" style:parent-style-name="Standard">
      <style:paragraph-properties fo:text-align="start" style:justify-single-word="false"/>
      <style:text-properties fo:font-size="18pt" fo:font-style="italic" fo:font-weight="normal" officeooo:rsid="008cb6ae" officeooo:paragraph-rsid="008cb6ae" style:font-size-asian="18pt" style:font-style-asian="italic" style:font-weight-asian="normal" style:font-size-complex="18pt" style:font-style-complex="italic" style:font-weight-complex="normal"/>
    </style:style>
    <style:style style:name="P105" style:family="paragraph" style:parent-style-name="Standard">
      <style:paragraph-properties fo:text-align="start" style:justify-single-word="false"/>
      <style:text-properties fo:font-size="18pt" fo:font-style="italic" fo:font-weight="normal" officeooo:rsid="008f2b85" officeooo:paragraph-rsid="008f2b85" style:font-size-asian="18pt" style:font-style-asian="italic" style:font-weight-asian="normal" style:font-size-complex="18pt" style:font-style-complex="italic" style:font-weight-complex="normal"/>
    </style:style>
    <style:style style:name="P106" style:family="paragraph" style:parent-style-name="Standard">
      <style:paragraph-properties fo:text-align="start" style:justify-single-word="false"/>
      <style:text-properties fo:font-size="18pt" fo:font-style="italic" fo:font-weight="normal" officeooo:rsid="009150bd" officeooo:paragraph-rsid="009150bd" style:font-size-asian="18pt" style:font-style-asian="italic" style:font-weight-asian="normal" style:font-size-complex="18pt" style:font-style-complex="italic" style:font-weight-complex="normal"/>
    </style:style>
    <style:style style:name="P107" style:family="paragraph" style:parent-style-name="Standard">
      <style:paragraph-properties fo:text-align="start" style:justify-single-word="false"/>
      <style:text-properties fo:font-size="18pt" fo:font-style="italic" fo:font-weight="normal" officeooo:rsid="009150bd" officeooo:paragraph-rsid="009535ad" style:font-size-asian="18pt" style:font-style-asian="italic" style:font-weight-asian="normal" style:font-size-complex="18pt" style:font-style-complex="italic" style:font-weight-complex="normal"/>
    </style:style>
    <style:style style:name="P108" style:family="paragraph" style:parent-style-name="Standard">
      <style:paragraph-properties fo:text-align="center" style:justify-single-word="false"/>
      <style:text-properties fo:font-size="18pt" fo:font-style="italic" fo:font-weight="normal" officeooo:rsid="009150bd" officeooo:paragraph-rsid="009150bd" style:font-size-asian="18pt" style:font-style-asian="italic" style:font-weight-asian="normal" style:font-size-complex="18pt" style:font-style-complex="italic" style:font-weight-complex="normal"/>
    </style:style>
    <style:style style:name="P109" style:family="paragraph" style:parent-style-name="Standard">
      <style:text-properties fo:font-size="18pt" officeooo:rsid="0003d9ee" officeooo:paragraph-rsid="0003d9ee" style:font-size-asian="18pt" style:font-size-complex="18pt"/>
    </style:style>
    <style:style style:name="P110" style:family="paragraph" style:parent-style-name="Standard">
      <style:text-properties fo:font-size="18pt" officeooo:rsid="00050f71" officeooo:paragraph-rsid="00050f71" style:font-size-asian="18pt" style:font-size-complex="18pt"/>
    </style:style>
    <style:style style:name="P111" style:family="paragraph" style:parent-style-name="Standard">
      <style:text-properties fo:font-size="18pt" officeooo:rsid="0009bf83" officeooo:paragraph-rsid="0009bf83" style:font-size-asian="18pt" style:font-size-complex="18pt"/>
    </style:style>
    <style:style style:name="P112" style:family="paragraph" style:parent-style-name="Standard">
      <style:text-properties fo:font-size="18pt" officeooo:rsid="000adb87" officeooo:paragraph-rsid="000adb87" style:font-size-asian="18pt" style:font-size-complex="18pt"/>
    </style:style>
    <style:style style:name="P113" style:family="paragraph" style:parent-style-name="Standard">
      <style:text-properties fo:font-size="18pt" officeooo:rsid="00146e80" officeooo:paragraph-rsid="00146e80" style:font-size-asian="18pt" style:font-size-complex="18pt"/>
    </style:style>
    <style:style style:name="P114" style:family="paragraph" style:parent-style-name="Standard">
      <style:text-properties fo:font-size="18pt" officeooo:rsid="000c7bfc" officeooo:paragraph-rsid="000eeafd" style:font-size-asian="18pt" style:font-size-complex="18pt"/>
    </style:style>
    <style:style style:name="P115" style:family="paragraph" style:parent-style-name="Standard">
      <style:text-properties fo:font-size="18pt" officeooo:rsid="000c7bfc" officeooo:paragraph-rsid="0011ef84" style:font-size-asian="18pt" style:font-size-complex="18pt"/>
    </style:style>
    <style:style style:name="P116" style:family="paragraph" style:parent-style-name="Standard">
      <style:paragraph-properties fo:text-align="center" style:justify-single-word="false"/>
      <style:text-properties fo:font-size="24pt" fo:font-style="italic" fo:font-weight="bold" officeooo:rsid="0093381a" officeooo:paragraph-rsid="009535ad" style:font-size-asian="24pt" style:font-style-asian="italic" style:font-weight-asian="bold" style:font-size-complex="24pt" style:font-style-complex="italic" style:font-weight-complex="bold"/>
    </style:style>
    <style:style style:name="P117" style:family="paragraph" style:parent-style-name="Standard">
      <style:paragraph-properties fo:text-align="center" style:justify-single-word="false"/>
      <style:text-properties fo:font-size="24pt" fo:font-style="italic" fo:font-weight="bold" officeooo:rsid="00dabc7b" officeooo:paragraph-rsid="00dabc7b" style:font-size-asian="24pt" style:font-style-asian="italic" style:font-weight-asian="bold" style:font-size-complex="24pt" style:font-style-complex="italic" style:font-weight-complex="bold"/>
    </style:style>
    <style:style style:name="P118" style:family="paragraph" style:parent-style-name="Standard">
      <style:paragraph-properties fo:text-align="center" style:justify-single-word="false"/>
      <style:text-properties fo:font-size="24pt" fo:font-style="italic" fo:font-weight="bold" officeooo:rsid="00fa5f55" officeooo:paragraph-rsid="00fa5f55" style:font-size-asian="24pt" style:font-style-asian="italic" style:font-weight-asian="bold" style:font-size-complex="24pt" style:font-style-complex="italic" style:font-weight-complex="bold"/>
    </style:style>
    <style:style style:name="P119" style:family="paragraph" style:parent-style-name="Standard">
      <style:paragraph-properties fo:text-align="center" style:justify-single-word="false"/>
      <style:text-properties fo:font-size="24pt" fo:font-style="italic" fo:font-weight="bold" officeooo:rsid="010ccfb7" officeooo:paragraph-rsid="010ccfb7" style:font-size-asian="21pt" style:font-style-asian="italic" style:font-weight-asian="bold" style:font-size-complex="24pt" style:font-style-complex="italic" style:font-weight-complex="bold"/>
    </style:style>
    <style:style style:name="P120" style:family="paragraph" style:parent-style-name="Standard">
      <style:paragraph-properties fo:text-align="start" style:justify-single-word="false"/>
      <style:text-properties fo:font-size="18pt" fo:font-style="italic" fo:font-weight="normal" officeooo:rsid="009ef841" officeooo:paragraph-rsid="009f3df3" style:font-size-asian="15.75pt" style:font-style-asian="italic" style:font-weight-asian="normal" style:font-size-complex="18pt" style:font-style-complex="italic" style:font-weight-complex="normal"/>
    </style:style>
    <style:style style:name="P121" style:family="paragraph" style:parent-style-name="Standard">
      <style:paragraph-properties fo:text-align="start" style:justify-single-word="false"/>
      <style:text-properties fo:font-size="18pt" fo:font-style="italic" fo:font-weight="normal" officeooo:rsid="009ef841" officeooo:paragraph-rsid="009faa8a" style:font-size-asian="15.75pt" style:font-style-asian="italic" style:font-weight-asian="normal" style:font-size-complex="18pt" style:font-style-complex="italic" style:font-weight-complex="normal"/>
    </style:style>
    <style:style style:name="P122" style:family="paragraph" style:parent-style-name="Standard">
      <style:paragraph-properties fo:text-align="start" style:justify-single-word="false"/>
      <style:text-properties fo:font-size="18pt" fo:font-style="italic" fo:font-weight="normal" officeooo:rsid="009ef841" officeooo:paragraph-rsid="00a372b7" style:font-size-asian="15.75pt" style:font-style-asian="italic" style:font-weight-asian="normal" style:font-size-complex="18pt" style:font-style-complex="italic" style:font-weight-complex="normal"/>
    </style:style>
    <style:style style:name="P123" style:family="paragraph" style:parent-style-name="Standard">
      <style:paragraph-properties fo:text-align="start" style:justify-single-word="false"/>
      <style:text-properties fo:font-size="18pt" fo:font-style="italic" fo:font-weight="normal" officeooo:rsid="00da97bb" officeooo:paragraph-rsid="00da97bb" style:font-size-asian="15.75pt" style:font-style-asian="italic" style:font-weight-asian="normal" style:font-size-complex="18pt" style:font-style-complex="italic" style:font-weight-complex="normal"/>
    </style:style>
    <style:style style:name="P124" style:family="paragraph" style:parent-style-name="Standard">
      <style:paragraph-properties fo:text-align="start" style:justify-single-word="false"/>
      <style:text-properties fo:font-size="18pt" fo:font-style="italic" fo:font-weight="normal" officeooo:rsid="00dabc7b" officeooo:paragraph-rsid="00dabc7b" style:font-size-asian="15.75pt" style:font-style-asian="italic" style:font-weight-asian="normal" style:font-size-complex="18pt" style:font-style-complex="italic" style:font-weight-complex="normal"/>
    </style:style>
    <style:style style:name="P125" style:family="paragraph" style:parent-style-name="Standard">
      <style:paragraph-properties fo:text-align="start" style:justify-single-word="false"/>
      <style:text-properties fo:font-size="18pt" fo:font-style="italic" fo:font-weight="normal" officeooo:rsid="00db7815" officeooo:paragraph-rsid="00db7815" style:font-size-asian="15.75pt" style:font-style-asian="italic" style:font-weight-asian="normal" style:font-size-complex="18pt" style:font-style-complex="italic" style:font-weight-complex="normal"/>
    </style:style>
    <style:style style:name="P126" style:family="paragraph" style:parent-style-name="Standard">
      <style:paragraph-properties fo:text-align="start" style:justify-single-word="false"/>
      <style:text-properties fo:font-size="18pt" fo:font-style="italic" fo:font-weight="normal" officeooo:rsid="00dd6086" officeooo:paragraph-rsid="00dd6086" style:font-size-asian="15.75pt" style:font-style-asian="italic" style:font-weight-asian="normal" style:font-size-complex="18pt" style:font-style-complex="italic" style:font-weight-complex="normal"/>
    </style:style>
    <style:style style:name="P127" style:family="paragraph" style:parent-style-name="Standard">
      <style:paragraph-properties fo:text-align="start" style:justify-single-word="false"/>
      <style:text-properties fo:font-size="18pt" fo:font-style="italic" fo:font-weight="normal" officeooo:rsid="00ddd222" officeooo:paragraph-rsid="00ddd222" style:font-size-asian="15.75pt" style:font-style-asian="italic" style:font-weight-asian="normal" style:font-size-complex="18pt" style:font-style-complex="italic" style:font-weight-complex="normal"/>
    </style:style>
    <style:style style:name="P128" style:family="paragraph" style:parent-style-name="Standard">
      <style:paragraph-properties fo:text-align="start" style:justify-single-word="false"/>
      <style:text-properties fo:font-size="18pt" fo:font-style="italic" fo:font-weight="normal" officeooo:rsid="00de49a4" officeooo:paragraph-rsid="00de49a4" style:font-size-asian="15.75pt" style:font-style-asian="italic" style:font-weight-asian="normal" style:font-size-complex="18pt" style:font-style-complex="italic" style:font-weight-complex="normal"/>
    </style:style>
    <style:style style:name="P129" style:family="paragraph" style:parent-style-name="Standard">
      <style:paragraph-properties fo:text-align="start" style:justify-single-word="false"/>
      <style:text-properties fo:font-size="18pt" fo:font-style="italic" fo:font-weight="normal" officeooo:rsid="00dff5f7" officeooo:paragraph-rsid="00dff5f7" style:font-size-asian="15.75pt" style:font-style-asian="italic" style:font-weight-asian="normal" style:font-size-complex="18pt" style:font-style-complex="italic" style:font-weight-complex="normal"/>
    </style:style>
    <style:style style:name="P130" style:family="paragraph" style:parent-style-name="Standard">
      <style:paragraph-properties fo:text-align="start" style:justify-single-word="false"/>
      <style:text-properties fo:font-size="18pt" fo:font-style="italic" fo:font-weight="normal" officeooo:rsid="00e0f37b" officeooo:paragraph-rsid="00e0f37b" style:font-size-asian="15.75pt" style:font-style-asian="italic" style:font-weight-asian="normal" style:font-size-complex="18pt" style:font-style-complex="italic" style:font-weight-complex="normal"/>
    </style:style>
    <style:style style:name="P131" style:family="paragraph" style:parent-style-name="Standard">
      <style:paragraph-properties fo:text-align="start" style:justify-single-word="false"/>
      <style:text-properties fo:font-size="18pt" fo:font-style="italic" fo:font-weight="normal" officeooo:rsid="00e1ec61" officeooo:paragraph-rsid="00e1ec61" style:font-size-asian="15.75pt" style:font-style-asian="italic" style:font-weight-asian="normal" style:font-size-complex="18pt" style:font-style-complex="italic" style:font-weight-complex="normal"/>
    </style:style>
    <style:style style:name="P132" style:family="paragraph" style:parent-style-name="Standard">
      <style:paragraph-properties fo:text-align="start" style:justify-single-word="false"/>
      <style:text-properties fo:font-size="18pt" fo:font-style="italic" fo:font-weight="normal" officeooo:rsid="00e5229d" officeooo:paragraph-rsid="00e5229d" style:font-size-asian="15.75pt" style:font-style-asian="italic" style:font-weight-asian="normal" style:font-size-complex="18pt" style:font-style-complex="italic" style:font-weight-complex="normal"/>
    </style:style>
    <style:style style:name="P133" style:family="paragraph" style:parent-style-name="Standard">
      <style:paragraph-properties fo:text-align="start" style:justify-single-word="false"/>
      <style:text-properties fo:font-size="18pt" fo:font-style="italic" fo:font-weight="normal" officeooo:rsid="00e83be5" officeooo:paragraph-rsid="00e83be5" style:font-size-asian="15.75pt" style:font-style-asian="italic" style:font-weight-asian="normal" style:font-size-complex="18pt" style:font-style-complex="italic" style:font-weight-complex="normal"/>
    </style:style>
    <style:style style:name="P134" style:family="paragraph" style:parent-style-name="Standard">
      <style:paragraph-properties fo:text-align="start" style:justify-single-word="false"/>
      <style:text-properties fo:font-size="18pt" fo:font-style="italic" fo:font-weight="normal" officeooo:rsid="00ec6c2c" officeooo:paragraph-rsid="00ec6c2c" style:font-size-asian="15.75pt" style:font-style-asian="italic" style:font-weight-asian="normal" style:font-size-complex="18pt" style:font-style-complex="italic" style:font-weight-complex="normal"/>
    </style:style>
    <style:style style:name="P135" style:family="paragraph" style:parent-style-name="Standard">
      <style:paragraph-properties fo:text-align="start" style:justify-single-word="false"/>
      <style:text-properties fo:font-size="18pt" fo:font-style="italic" fo:font-weight="normal" officeooo:rsid="00ed795b" officeooo:paragraph-rsid="00ed795b" style:font-size-asian="15.75pt" style:font-style-asian="italic" style:font-weight-asian="normal" style:font-size-complex="18pt" style:font-style-complex="italic" style:font-weight-complex="normal"/>
    </style:style>
    <style:style style:name="P136" style:family="paragraph" style:parent-style-name="Standard">
      <style:paragraph-properties fo:text-align="start" style:justify-single-word="false"/>
      <style:text-properties fo:font-size="18pt" fo:font-style="italic" fo:font-weight="normal" officeooo:rsid="00ee949c" officeooo:paragraph-rsid="00ee949c" style:font-size-asian="15.75pt" style:font-style-asian="italic" style:font-weight-asian="normal" style:font-size-complex="18pt" style:font-style-complex="italic" style:font-weight-complex="normal"/>
    </style:style>
    <style:style style:name="P137" style:family="paragraph" style:parent-style-name="Standard">
      <style:paragraph-properties fo:text-align="start" style:justify-single-word="false"/>
      <style:text-properties fo:font-size="18pt" fo:font-style="italic" fo:font-weight="normal" officeooo:rsid="00f1f692" officeooo:paragraph-rsid="00f1f692" style:font-size-asian="15.75pt" style:font-style-asian="italic" style:font-weight-asian="normal" style:font-size-complex="18pt" style:font-style-complex="italic" style:font-weight-complex="normal"/>
    </style:style>
    <style:style style:name="P138" style:family="paragraph" style:parent-style-name="Standard">
      <style:paragraph-properties fo:text-align="start" style:justify-single-word="false"/>
      <style:text-properties fo:font-size="18pt" fo:font-style="italic" fo:font-weight="normal" officeooo:rsid="00f6c97f" officeooo:paragraph-rsid="00f6c97f" style:font-size-asian="15.75pt" style:font-style-asian="italic" style:font-weight-asian="normal" style:font-size-complex="18pt" style:font-style-complex="italic" style:font-weight-complex="normal"/>
    </style:style>
    <style:style style:name="P139" style:family="paragraph" style:parent-style-name="Standard">
      <style:paragraph-properties fo:text-align="start" style:justify-single-word="false"/>
      <style:text-properties fo:font-size="18pt" fo:font-style="italic" fo:font-weight="normal" officeooo:rsid="00fa5f55" officeooo:paragraph-rsid="00fa5f55" style:font-size-asian="15.75pt" style:font-style-asian="italic" style:font-weight-asian="normal" style:font-size-complex="18pt" style:font-style-complex="italic" style:font-weight-complex="normal"/>
    </style:style>
    <style:style style:name="P140" style:family="paragraph" style:parent-style-name="Standard">
      <style:paragraph-properties fo:text-align="start" style:justify-single-word="false"/>
      <style:text-properties fo:font-size="18pt" fo:font-style="italic" fo:font-weight="normal" officeooo:rsid="00faec66" officeooo:paragraph-rsid="00faec66" style:font-size-asian="15.75pt" style:font-style-asian="italic" style:font-weight-asian="normal" style:font-size-complex="18pt" style:font-style-complex="italic" style:font-weight-complex="normal"/>
    </style:style>
    <style:style style:name="P141" style:family="paragraph" style:parent-style-name="Standard">
      <style:paragraph-properties fo:text-align="start" style:justify-single-word="false"/>
      <style:text-properties fo:font-size="18pt" fo:font-style="italic" fo:font-weight="normal" officeooo:rsid="00fe74ea" officeooo:paragraph-rsid="00fe74ea" style:font-size-asian="15.75pt" style:font-style-asian="italic" style:font-weight-asian="normal" style:font-size-complex="18pt" style:font-style-complex="italic" style:font-weight-complex="normal"/>
    </style:style>
    <style:style style:name="P142" style:family="paragraph" style:parent-style-name="Standard">
      <style:paragraph-properties fo:text-align="start" style:justify-single-word="false"/>
      <style:text-properties fo:font-size="18pt" fo:font-style="italic" fo:font-weight="normal" officeooo:rsid="00ffec5f" officeooo:paragraph-rsid="010232ce" style:font-size-asian="15.75pt" style:font-style-asian="italic" style:font-weight-asian="normal" style:font-size-complex="18pt" style:font-style-complex="italic" style:font-weight-complex="normal"/>
    </style:style>
    <style:style style:name="P143" style:family="paragraph" style:parent-style-name="Standard">
      <style:paragraph-properties fo:text-align="start" style:justify-single-word="false"/>
      <style:text-properties fo:font-size="18pt" fo:font-style="italic" fo:font-weight="normal" officeooo:rsid="01060b7d" officeooo:paragraph-rsid="01060b7d" style:font-size-asian="15.75pt" style:font-style-asian="italic" style:font-weight-asian="normal" style:font-size-complex="18pt" style:font-style-complex="italic" style:font-weight-complex="normal"/>
    </style:style>
    <style:style style:name="P144" style:family="paragraph" style:parent-style-name="Standard">
      <style:paragraph-properties fo:text-align="start" style:justify-single-word="false"/>
      <style:text-properties fo:font-size="18pt" fo:font-style="italic" fo:font-weight="normal" officeooo:rsid="010ac9fd" officeooo:paragraph-rsid="01060b7d" style:font-size-asian="15.75pt" style:font-style-asian="italic" style:font-weight-asian="normal" style:font-size-complex="18pt" style:font-style-complex="italic" style:font-weight-complex="normal"/>
    </style:style>
    <style:style style:name="P145" style:family="paragraph" style:parent-style-name="Standard">
      <style:paragraph-properties fo:text-align="start" style:justify-single-word="false"/>
      <style:text-properties fo:font-size="18pt" fo:font-style="italic" fo:font-weight="normal" officeooo:rsid="010ccfb7" officeooo:paragraph-rsid="010ccfb7" style:font-size-asian="15.75pt" style:font-style-asian="italic" style:font-weight-asian="normal" style:font-size-complex="18pt" style:font-style-complex="italic" style:font-weight-complex="normal"/>
    </style:style>
    <style:style style:name="P146" style:family="paragraph" style:parent-style-name="Standard">
      <style:paragraph-properties fo:text-align="start" style:justify-single-word="false"/>
      <style:text-properties fo:font-size="18pt" fo:font-style="italic" fo:font-weight="normal" officeooo:rsid="010d12d2" officeooo:paragraph-rsid="010d12d2" style:font-size-asian="15.75pt" style:font-style-asian="italic" style:font-weight-asian="normal" style:font-size-complex="18pt" style:font-style-complex="italic" style:font-weight-complex="normal"/>
    </style:style>
    <style:style style:name="P147" style:family="paragraph" style:parent-style-name="Standard">
      <style:paragraph-properties fo:text-align="start" style:justify-single-word="false"/>
      <style:text-properties fo:font-size="18pt" fo:font-style="italic" fo:font-weight="normal" officeooo:rsid="010ddc16" officeooo:paragraph-rsid="010ddc16" style:font-size-asian="15.75pt" style:font-style-asian="italic" style:font-weight-asian="normal" style:font-size-complex="18pt" style:font-style-complex="italic" style:font-weight-complex="normal"/>
    </style:style>
    <style:style style:name="P148" style:family="paragraph" style:parent-style-name="Standard">
      <style:paragraph-properties fo:text-align="start" style:justify-single-word="false"/>
      <style:text-properties fo:font-size="18pt" fo:font-style="italic" fo:font-weight="normal" officeooo:rsid="010f3ba8" officeooo:paragraph-rsid="010ddc16" style:font-size-asian="15.75pt" style:font-style-asian="italic" style:font-weight-asian="normal" style:font-size-complex="18pt" style:font-style-complex="italic" style:font-weight-complex="normal"/>
    </style:style>
    <style:style style:name="P149" style:family="paragraph" style:parent-style-name="Standard">
      <style:paragraph-properties fo:text-align="center" style:justify-single-word="false"/>
      <style:text-properties fo:font-size="22pt" fo:font-style="italic" fo:font-weight="bold" officeooo:rsid="010f3ba8" officeooo:paragraph-rsid="010f3ba8" style:font-size-asian="22pt" style:font-style-asian="italic" style:font-weight-asian="bold" style:font-size-complex="22pt" style:font-style-complex="italic" style:font-weight-complex="bold"/>
    </style:style>
    <style:style style:name="T1" style:family="text">
      <style:text-properties officeooo:rsid="00066986"/>
    </style:style>
    <style:style style:name="T2" style:family="text">
      <style:text-properties officeooo:rsid="0007be14"/>
    </style:style>
    <style:style style:name="T3" style:family="text">
      <style:text-properties officeooo:rsid="000d89b3"/>
    </style:style>
    <style:style style:name="T4" style:family="text">
      <style:text-properties officeooo:rsid="0011ef84"/>
    </style:style>
    <style:style style:name="T5" style:family="text">
      <style:text-properties officeooo:rsid="0019d36c"/>
    </style:style>
    <style:style style:name="T6" style:family="text">
      <style:text-properties officeooo:rsid="001b9082"/>
    </style:style>
    <style:style style:name="T7" style:family="text">
      <style:text-properties officeooo:rsid="001d8eae"/>
    </style:style>
    <style:style style:name="T8" style:family="text">
      <style:text-properties officeooo:rsid="001f97a2"/>
    </style:style>
    <style:style style:name="T9" style:family="text">
      <style:text-properties officeooo:rsid="00204982"/>
    </style:style>
    <style:style style:name="T10" style:family="text">
      <style:text-properties officeooo:rsid="00248e82"/>
    </style:style>
    <style:style style:name="T11" style:family="text">
      <style:text-properties officeooo:rsid="002f502a"/>
    </style:style>
    <style:style style:name="T12" style:family="text">
      <style:text-properties officeooo:rsid="0030ea1e"/>
    </style:style>
    <style:style style:name="T13" style:family="text">
      <style:text-properties officeooo:rsid="00333a8b"/>
    </style:style>
    <style:style style:name="T14" style:family="text">
      <style:text-properties officeooo:rsid="0038ea26"/>
    </style:style>
    <style:style style:name="T15" style:family="text">
      <style:text-properties officeooo:rsid="00459270"/>
    </style:style>
    <style:style style:name="T16" style:family="text">
      <style:text-properties officeooo:rsid="0047aff9"/>
    </style:style>
    <style:style style:name="T17" style:family="text">
      <style:text-properties officeooo:rsid="004d0030"/>
    </style:style>
    <style:style style:name="T18" style:family="text">
      <style:text-properties officeooo:rsid="004e22d5"/>
    </style:style>
    <style:style style:name="T19" style:family="text">
      <style:text-properties officeooo:rsid="0050c7a3"/>
    </style:style>
    <style:style style:name="T20" style:family="text">
      <style:text-properties officeooo:rsid="0054edc2"/>
    </style:style>
    <style:style style:name="T21" style:family="text">
      <style:text-properties officeooo:rsid="00584c19"/>
    </style:style>
    <style:style style:name="T22" style:family="text">
      <style:text-properties officeooo:rsid="005fc23c"/>
    </style:style>
    <style:style style:name="T23" style:family="text">
      <style:text-properties officeooo:rsid="0061549c"/>
    </style:style>
    <style:style style:name="T24" style:family="text">
      <style:text-properties officeooo:rsid="00674518"/>
    </style:style>
    <style:style style:name="T25" style:family="text">
      <style:text-properties officeooo:rsid="0068a7bf"/>
    </style:style>
    <style:style style:name="T26" style:family="text">
      <style:text-properties officeooo:rsid="006d7195"/>
    </style:style>
    <style:style style:name="T27" style:family="text">
      <style:text-properties officeooo:rsid="006fb4df"/>
    </style:style>
    <style:style style:name="T28" style:family="text">
      <style:text-properties officeooo:rsid="0071e98f"/>
    </style:style>
    <style:style style:name="T29" style:family="text">
      <style:text-properties officeooo:rsid="0075a71a"/>
    </style:style>
    <style:style style:name="T30" style:family="text">
      <style:text-properties officeooo:rsid="007ccd9a"/>
    </style:style>
    <style:style style:name="T31" style:family="text">
      <style:text-properties officeooo:rsid="008d67f0"/>
    </style:style>
    <style:style style:name="T32" style:family="text">
      <style:text-properties officeooo:rsid="00908495"/>
    </style:style>
    <style:style style:name="T33" style:family="text">
      <style:text-properties officeooo:rsid="00965f34"/>
    </style:style>
    <style:style style:name="T34" style:family="text">
      <style:text-properties officeooo:rsid="00983460"/>
    </style:style>
    <style:style style:name="T35" style:family="text">
      <style:text-properties officeooo:rsid="009bc339"/>
    </style:style>
    <style:style style:name="T36" style:family="text">
      <style:text-properties officeooo:rsid="009ef841"/>
    </style:style>
    <style:style style:name="T37" style:family="text">
      <style:text-properties officeooo:rsid="00a372b7"/>
    </style:style>
    <style:style style:name="T38" style:family="text">
      <style:text-properties officeooo:rsid="00a4f809"/>
    </style:style>
    <style:style style:name="T39" style:family="text">
      <style:text-properties officeooo:rsid="00a82621"/>
    </style:style>
    <style:style style:name="T40" style:family="text">
      <style:text-properties officeooo:rsid="00aab9bd"/>
    </style:style>
    <style:style style:name="T41" style:family="text">
      <style:text-properties officeooo:rsid="00abd3fa"/>
    </style:style>
    <style:style style:name="T42" style:family="text">
      <style:text-properties officeooo:rsid="00af7f3a"/>
    </style:style>
    <style:style style:name="T43" style:family="text">
      <style:text-properties officeooo:rsid="00b0f801"/>
    </style:style>
    <style:style style:name="T44" style:family="text">
      <style:text-properties officeooo:rsid="00b7d3ff"/>
    </style:style>
    <style:style style:name="T45" style:family="text">
      <style:text-properties officeooo:rsid="00b8ab7c"/>
    </style:style>
    <style:style style:name="T46" style:family="text">
      <style:text-properties officeooo:rsid="00c6421a"/>
    </style:style>
    <style:style style:name="T47" style:family="text">
      <style:text-properties officeooo:rsid="00cb493e"/>
    </style:style>
    <style:style style:name="T48" style:family="text">
      <style:text-properties officeooo:rsid="00cd4bac"/>
    </style:style>
    <style:style style:name="T49" style:family="text">
      <style:text-properties officeooo:rsid="00d273b9"/>
    </style:style>
    <style:style style:name="T50" style:family="text">
      <style:text-properties officeooo:rsid="00d43381"/>
    </style:style>
    <style:style style:name="T51" style:family="text">
      <style:text-properties officeooo:rsid="00de3846"/>
    </style:style>
    <style:style style:name="T52" style:family="text">
      <style:text-properties officeooo:rsid="00e0f859"/>
    </style:style>
    <style:style style:name="T53" style:family="text">
      <style:text-properties officeooo:rsid="00e1b21c"/>
    </style:style>
    <style:style style:name="T54" style:family="text">
      <style:text-properties officeooo:rsid="00e3a7db"/>
    </style:style>
    <style:style style:name="T55" style:family="text">
      <style:text-properties officeooo:rsid="00e6ea64"/>
    </style:style>
    <style:style style:name="T56" style:family="text">
      <style:text-properties officeooo:rsid="00e8e3ad"/>
    </style:style>
    <style:style style:name="T57" style:family="text">
      <style:text-properties officeooo:rsid="00ea7f46"/>
    </style:style>
    <style:style style:name="T58" style:family="text">
      <style:text-properties officeooo:rsid="00f00543"/>
    </style:style>
    <style:style style:name="T59" style:family="text">
      <style:text-properties officeooo:rsid="00f831b6"/>
    </style:style>
    <style:style style:name="T60" style:family="text">
      <style:text-properties officeooo:rsid="0101b013"/>
    </style:style>
    <style:style style:name="T61" style:family="text">
      <style:text-properties officeooo:rsid="010232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HUB WORKSHOP</text:p>
      <text:p text:style-name="P1"/>
      <text:p text:style-name="P9"/>
      <text:p text:style-name="P8">What is Git?</text:p>
      <text:p text:style-name="P7"/>
      <text:p text:style-name="P109">It is a distributed version control system. </text:p>
      <text:p text:style-name="P109"/>
      <text:p text:style-name="P110">Version control is a system that records changes of your file/project and then you are a<text:span text:style-name="T1">ble</text:span> to recall any specific version of project later. <text:span text:style-name="T2">They allow us to go back in time and get previous tapes of the project. This also helps in comparing changes over time.</text:span></text:p>
      <text:p text:style-name="P110"/>
      <text:p text:style-name="P111">Nowadays there are a couple of different version control systems but the most popular one is git.</text:p>
      <text:p text:style-name="P112">Git even facilitates collaboration and that helps different developers to work on the same project.</text:p>
      <text:p text:style-name="P112"/>
      <text:p text:style-name="P113">There are two types of version control systems:</text:p>
      <text:p text:style-name="P112"/>
      <text:p text:style-name="P114">Centralized Version control systems have a single server that contains all the different versions of projects so that developers can collaborate but actually that type of version control has some downsides. <text:span text:style-name="T3">If you do not have network connection then you wont be able to get access on versions. Also for some reason if the server collapses then we may loose all our data.</text:span></text:p>
      <text:p text:style-name="P115"/>
      <text:p text:style-name="P115"><text:span text:style-name="T4">In destributed version control system, we save versions of our project locally on different computers and also on server and each copy of project is a full backup of all your data. Thus, even if anything happens to the server, we still have a full backup of the data locally. Also it is not necessary to have network connection in order to save various versions of your projects.</text:span> </text:p>
      <text:p text:style-name="P115"/>
      <text:p text:style-name="P2"/>
      <text:p text:style-name="P6"><text:soft-page-break/>GIT BASICS</text:p>
      <text:p text:style-name="P6"/>
      <text:p text:style-name="P10">pwd : Shows the current directory</text:p>
      <text:p text:style-name="P10"/>
      <text:p text:style-name="P10">cd filename : Takes us to the current directory</text:p>
      <text:p text:style-name="P10"/>
      <text:p text:style-name="P10">mkdir foldername : Makes a folder with the given name</text:p>
      <text:p text:style-name="P10"/>
      <text:p text:style-name="P11">touch index.html : Creates the file of html extension</text:p>
      <text:p text:style-name="P11"/>
      <text:p text:style-name="P12">ls : Shows all the including files of the directory</text:p>
      <text:p text:style-name="P12"/>
      <text:p text:style-name="P12">mv index.html above.html : replaces the filename index.html to <text:tab/><text:tab/><text:tab/><text:tab/><text:tab/><text:tab/> <text:s text:c="4"/>above.html</text:p>
      <text:p text:style-name="P12"/>
      <text:p text:style-name="P12">The first thing to be done in order to create a git repository is to <text:span text:style-name="T5">get initialisation</text:span>. <text:span text:style-name="T6">We use the command ‘git init’. This creates an empty Git repository or reinitializes an existing </text:span>on<text:span text:style-name="T8">e.</text:span></text:p>
      <text:p text:style-name="P12"/>
      <text:p text:style-name="P14">The ‘U’ shown in the code editor afte doing the intialisation says that the files are untracted and need to be added to track them.</text:p>
      <text:p text:style-name="P12"/>
      <text:p text:style-name="P13">Git status <text:span text:style-name="T9">(shows the working tree status)</text:span> gives us some useful information about the status of the files in our local machine. <text:span text:style-name="T7">Also gives us an idea about which branch we are on and whether we have done any commits yet.</text:span></text:p>
      <text:p text:style-name="P13"/>
      <text:p text:style-name="P15">Each file in your working directory can be in two states: Tracked or Untracked.</text:p>
      <text:p text:style-name="P15"/>
      <text:p text:style-name="P16">Tracked Files: Files which were in the last snapshot</text:p>
      <text:p text:style-name="P16"/>
      <text:p text:style-name="P16">Untracked Files: Files which were not in the last snapshot</text:p>
      <text:p text:style-name="P16"/>
      <text:p text:style-name="P17"><text:soft-page-break/>git add command is used to begin the tracking of the fi<text:span text:style-name="T10">le</text:span>s.</text:p>
      <text:p text:style-name="P17"/>
      <text:p text:style-name="P18">Eg: <text:span text:style-name="T13">$=&gt;<text:tab/><text:tab/></text:span>git add index.html</text:p>
      <text:p text:style-name="P18"/>
      <text:p text:style-name="P19">This taked the file to the staging area where it is ready to be commited. </text:p>
      <text:p text:style-name="P19"/>
      <text:p text:style-name="P21">To commit a file we run: <text:s/></text:p>
      <text:p text:style-name="P21"/>
      <text:p text:style-name="P21"><text:span text:style-name="T13">$=&gt;<text:tab/><text:tab/></text:span>git commit -m ‘Some Messsage’ </text:p>
      <text:p text:style-name="P20"/>
      <text:p text:style-name="P22">When we commit a version of the file, it gets stored in the historical snapshot.</text:p>
      <text:p text:style-name="P22"/>
      <text:p text:style-name="P23"><text:span text:style-name="T13">$=&gt;<text:tab/><text:tab/>g</text:span>it rm --cached index.html</text:p>
      <text:p text:style-name="P23"/>
      <text:p text:style-name="P26">The above is unsed to untrack the files and unstage them from the staging area.</text:p>
      <text:p text:style-name="P26"/>
      <text:p text:style-name="P27">U: Untracked</text:p>
      <text:p text:style-name="P27">A: Added</text:p>
      <text:p text:style-name="P27">M: Modified</text:p>
      <text:p text:style-name="P27"/>
      <text:p text:style-name="P28">The below command are run for configuration on your system:</text:p>
      <text:p text:style-name="P28"/>
      <text:p text:style-name="P20"><text:span text:style-name="T12">$=&gt;<text:tab/><text:tab/></text:span>git config --global user.name</text:p>
      <text:p text:style-name="P29">Output:<text:tab/>YOUR_NAME</text:p>
      <text:p text:style-name="P29"/>
      <text:p text:style-name="P20"><text:span text:style-name="T12">$=&gt;<text:tab/><text:tab/></text:span>git config --global user.<text:span text:style-name="T11">email</text:span></text:p>
      <text:p text:style-name="P29">Output:<text:tab/>YOUR_EMAIL</text:p>
      <text:p text:style-name="P29"/>
      <text:p text:style-name="P30">Individually adding files can be painful on git when we are working on a very big project. For tackling such a situation we use the following command:</text:p>
      <text:p text:style-name="P30"/>
      <text:p text:style-name="P30"><text:soft-page-break/>$=&gt;<text:tab/><text:tab/>git add .</text:p>
      <text:p text:style-name="P30"/>
      <text:p text:style-name="P30">This adds all the files that have been modified within the repository so that they are ready to be commited in the future.</text:p>
      <text:p text:style-name="P30"/>
      <text:p text:style-name="P33">To check the history of our commits we use the following command:</text:p>
      <text:p text:style-name="P33"/>
      <text:p text:style-name="P31">$=&gt;<text:tab/><text:tab/>git log</text:p>
      <text:p text:style-name="P24"/>
      <text:p text:style-name="P34">It is characterized by a string of characters that are the unique identifier for every commit that we make. <text:span text:style-name="T14">It also tells us about the branch in which we have commited, the author and the date of the commit along with the files that we have commited so far.</text:span></text:p>
      <text:p text:style-name="P34"/>
      <text:p text:style-name="P35">To get a shorter summary of all the commits we write the following command:</text:p>
      <text:p text:style-name="P35"/>
      <text:p text:style-name="P35">$=&gt;<text:tab/><text:tab/>git log –oneline</text:p>
      <text:p text:style-name="P35"/>
      <text:p text:style-name="P36">The above gives the information of the commits in a concise way.</text:p>
      <text:p text:style-name="P36">Each commit gets shown in one line and the string of unique identification gets represented with just the first seven characters.</text:p>
      <text:p text:style-name="P36"/>
      <text:p text:style-name="P32">$=&gt;<text:tab/><text:tab/>code ~/.gitconfig</text:p>
      <text:p text:style-name="P25"/>
      <text:p text:style-name="P37">The above command is used to open the git config file in the text editor that stores some configuration stuff.</text:p>
      <text:p text:style-name="P37"/>
      <text:p text:style-name="P37"/>
      <text:p text:style-name="P37"/>
      <text:p text:style-name="P37"/>
      <text:p text:style-name="P37"/>
      <text:p text:style-name="P37"/>
      <text:p text:style-name="P37"/>
      <text:p text:style-name="P5"><text:soft-page-break/>UNDOING THINGS</text:p>
      <text:p text:style-name="P5"/>
      <text:p text:style-name="P38">He we see how to undo or discard the things in git using checkout, revert and reset. <text:span text:style-name="T15">They allow us to go back in time and check the older versions of the project along with letting us to manipulate on commits.</text:span></text:p>
      <text:p text:style-name="P38"/>
      <text:p text:style-name="P39">When we use the command git log –oneline, the head element by default points to the last commit made in our projec<text:span text:style-name="T16">t.</text:span></text:p>
      <text:p text:style-name="P40">In order to ensure that head is pointing to the last commit, we run the following command:</text:p>
      <text:p text:style-name="P40"/>
      <text:p text:style-name="P85">$=&gt;<text:tab/><text:tab/>git show HEAD</text:p>
      <text:p text:style-name="P72"/>
      <text:p text:style-name="P73">The sam output for the above command can be check by giving the identifier of the commit as shown below:</text:p>
      <text:p text:style-name="P73"/>
      <text:p text:style-name="P73">$=&gt;<text:tab/><text:tab/>git show 2427d3c </text:p>
      <text:p text:style-name="P73"/>
      <text:p text:style-name="P73">Here, 2427d3c is a dummy identifier for the last commit that may have been done by the user.</text:p>
      <text:p text:style-name="P73"/>
      <text:p text:style-name="P74">We can even access other commits using the HEAD element as follows:</text:p>
      <text:p text:style-name="P74"/>
      <text:p text:style-name="P74">$=&gt;<text:tab/><text:tab/><text:span text:style-name="T17">git show HEAD~1</text:span></text:p>
      <text:p text:style-name="P74"/>
      <text:p text:style-name="P75">The above will point to the second commit. <text:span text:style-name="T18">To access the third, fourth, fifth, etc we simply have to replace 1 by 3/4/5 respectively.</text:span></text:p>
      <text:p text:style-name="P75"/>
      <text:p text:style-name="P76">The checkout command in git helps to unmodify the files as well as go back in time to check the different states of our project. <text:span text:style-name="T19">It also allows us to move between different branches.</text:span></text:p>
      <text:p text:style-name="P76"/>
      <text:p text:style-name="P77"><text:soft-page-break/>Suppose we have modified a file in our project and later realize it was a wrong modification. Thus, we need to remove this modification. We use the following command:</text:p>
      <text:p text:style-name="P77"/>
      <text:p text:style-name="P77">$=&gt;<text:tab/><text:tab/>git checkout #FILENAME</text:p>
      <text:p text:style-name="P77"/>
      <text:p text:style-name="P77">After running the above command, we do git status and see that this file is no longer in the modified state since the changes have been reverted.</text:p>
      <text:p text:style-name="P77"/>
      <text:p text:style-name="P78">To Unmodify all the files at the same time we simply use the following command:</text:p>
      <text:p text:style-name="P78"/>
      <text:p text:style-name="P78">$=&gt;<text:tab/><text:tab/>git checkout .</text:p>
      <text:p text:style-name="P78"/>
      <text:p text:style-name="P79">OR</text:p>
      <text:p text:style-name="P79"/>
      <text:p text:style-name="P79">$=&gt;<text:tab/><text:tab/>git checkout *</text:p>
      <text:p text:style-name="P79"/>
      <text:p text:style-name="P93">The above commands remove the commits from the history as well as unstage the files from the staging area.</text:p>
      <text:p text:style-name="P79"/>
      <text:p text:style-name="P81">Suppose we want to go back in time and check out the state of our project on the second commit. We follow the command:</text:p>
      <text:p text:style-name="P81"/>
      <text:p text:style-name="P80">$=&gt;<text:tab/><text:tab/><text:span text:style-name="T20">git checkout #ID_OF_SECOND_COMMIT</text:span></text:p>
      <text:p text:style-name="P80"/>
      <text:p text:style-name="P82">The head points at the second commit but that does not mean that the later commits have been deleted. We have just moved back in time and are present on the previous state of the project.</text:p>
      <text:p text:style-name="P83">To go back and make the HEAD element point to the latest commit we run the following command:</text:p>
      <text:p text:style-name="P83"/>
      <text:p text:style-name="P83">$=&gt;<text:tab/><text:tab/>git checkout master</text:p>
      <text:p text:style-name="P83"/>
      <text:p text:style-name="P84"><text:soft-page-break/>After the above command when we run git log --oneline, the HEAD element points back to the latest commit.</text:p>
      <text:p text:style-name="P84"><text:span text:style-name="T21">Moreover, the checkout command is read-only and we will not be able to change the added commit or add a new commit in the PREVIOUS STATE. To do so, we make use of the reverse or revert command.</text:span> </text:p>
      <text:p text:style-name="P84"/>
      <text:p text:style-name="P86">Git revert : Helps to undo the changes to the project’s <text:span text:style-name="T22">commit</text:span> history. <text:span text:style-name="T23">It takes the specifies commit, iverses the changes from the commit and creates a new revert commit.</text:span></text:p>
      <text:p text:style-name="P86"/>
      <text:p text:style-name="P87">$=&gt;<text:tab/><text:tab/>git revert /*ID_OF_COMMIT*/</text:p>
      <text:p text:style-name="P87"/>
      <text:p text:style-name="P88">The above command opens a temporary file on the terminal that prints the id of the commit and upon pressing Ctrl+X, the changes that occured in the past are reverted. This will be tagged as the n<text:span text:style-name="T24">e</text:span>w commit. <text:span text:style-name="T25">Some we may make mistakes in a specific commit and we are able to revert them back using the git revert that makes sure that no other commits are disturbed when reversing the specified commit.</text:span></text:p>
      <text:p text:style-name="P88"/>
      <text:p text:style-name="P100">Git reset : This is known as the dangerous command because it permanently deletes the work we have done. It is of three different flags that work in different ways:</text:p>
      <text:p text:style-name="P89"/>
      <text:p text:style-name="P101">$=&gt;<text:tab/><text:tab/>git reset --mixed *ID_OF_COMMIT*</text:p>
      <text:p text:style-name="P89"/>
      <text:p text:style-name="P92">This is the default flag and it works anyway<text:span text:style-name="T27">s</text:span>. <text:span text:style-name="T26">This simply removes the commits from the history but does not change or undo the work on the files within our project. The files of the latest commit get unstaged upon running the above area. Therefore they no longer belong to the staging area. To undo the changes in the files we will have to run the command :</text:span></text:p>
      <text:p text:style-name="P97"/>
      <text:p text:style-name="P98">--------------------<text:span text:style-name="T29">&gt;</text:span> <text:s/>$=&gt;<text:tab/><text:tab/>git checkout .<text:tab/> <text:s text:c="4"/><text:span text:style-name="T29">&lt;</text:span>---------------------</text:p>
      <text:p text:style-name="P102"><text:soft-page-break/>$=&gt;<text:tab/><text:tab/>git reset --soft *ID_OF_COMMIT*</text:p>
      <text:p text:style-name="P90"/>
      <text:p text:style-name="P94">Here the files are maintained on the staging area. In order to unstage them we have to do :</text:p>
      <text:p text:style-name="P94"/>
      <text:p text:style-name="P95"><text:span text:style-name="T28">--------------------&gt;<text:tab/> </text:span>$=&gt;<text:tab/><text:tab/>git reset .<text:span text:style-name="T28"><text:tab/> <text:s text:c="4"/>&lt;---------------------</text:span></text:p>
      <text:p text:style-name="P94"/>
      <text:p text:style-name="P96">The above will unstage the files but in order to undo the changes in the files we will have to run the command :</text:p>
      <text:p text:style-name="P96"/>
      <text:p text:style-name="P98">--------------------<text:span text:style-name="T29">&gt;</text:span> <text:s/>$=&gt;<text:tab/><text:tab/>git checkout .<text:tab/> <text:s text:c="4"/><text:span text:style-name="T29">&lt;</text:span>---------------------</text:p>
      <text:p text:style-name="P90"/>
      <text:p text:style-name="P90"/>
      <text:p text:style-name="P89"/>
      <text:p text:style-name="P103">$=&gt;<text:tab/><text:tab/>git reset --hard *ID_OF_COMMIT*</text:p>
      <text:p text:style-name="P91"/>
      <text:p text:style-name="P99">To remove the commit as well as make changes in the file then we do hard reset.</text:p>
      <text:p text:style-name="P84"/>
      <text:p text:style-name="P84">.<text:span text:style-name="T30">gitignore : Helps us to ignore files or folders from tracking. These files and folder will not be recognised by git. There may be auto-generated files or folders that do not need tracking all the time because that may slow down our working process. Thus we ignore these files using ‘.gitignore’. We simply add the path of these files in the .gitignore file. Once we save this files, the untracked symbol next to that specific file goes away. Thus upon running ‘git status’, this will report only one untracked file, i.e .gitignore file. Had we done any modification of some files before creating the .gitignore file and later in the .gitignore file we specify the path of these specific files that we had modified before, then they will not be ignored due to the previous modifications done on them. For ignoring these files we will have to delete the cache from the history. For that we run the following command:</text:span></text:p>
      <text:p text:style-name="P84"/>
      <text:p text:style-name="P104">$=&gt;<text:tab/><text:tab/><text:span text:style-name="T31">git rm -r –cached .</text:span></text:p>
      <text:p text:style-name="P105"><text:soft-page-break/>This will clean the cache and .gitignore will ignore these files. <text:span text:style-name="T32">In case there are hundreds of files in a folder that need to be ignored then we will have to write the following path in the .gitignore file.</text:span></text:p>
      <text:p text:style-name="P105"/>
      <text:p text:style-name="P108">NAME_OF_FOLDER/*</text:p>
      <text:p text:style-name="P106"/>
      <text:p text:style-name="P107">The above will include all the files within that specific folder and this will save us from the monotonity of typing out all the files. This saves time and effort.<text:tab/></text:p>
      <text:p text:style-name="P107"/>
      <text:p text:style-name="P107"/>
      <text:p text:style-name="P116">WHAT IS GITHUB?</text:p>
      <text:p text:style-name="P116"/>
      <text:p text:style-name="P41">Github is an online service that allows us to share our code or files <text:span text:style-name="T33">in order to</text:span> collaborate with other developers. <text:span text:style-name="T34">It helps in building a centralized repository where everyone can mange the code. </text:span></text:p>
      <text:p text:style-name="P41"/>
      <text:p text:style-name="P42">Git is a version control tool that allows us to manage the project locally. <text:span text:style-name="T35">Github is a hosting platform that allows us to host a repository on a remote server. </text:span></text:p>
      <text:p text:style-name="P42"/>
      <text:p text:style-name="P43">Pushing a repostiory from local machine to the github repo:</text:p>
      <text:p text:style-name="P43"/>
      <text:p text:style-name="P44"><text:span text:style-name="T36">$=&gt;<text:tab/><text:tab/></text:span>git add .</text:p>
      <text:p text:style-name="P44"><text:span text:style-name="T36">$=&gt;<text:tab/><text:tab/>g</text:span>it commit -m “COMMIT”</text:p>
      <text:p text:style-name="P120">$=&gt;<text:tab/><text:tab/>git log --oneline</text:p>
      <text:p text:style-name="P121">$=&gt;<text:tab/><text:tab/>git remote add origin “LINK_OF_REPOSITORY”</text:p>
      <text:p text:style-name="P46"/>
      <text:p text:style-name="P48">The above will connect our local repository to github. <text:span text:style-name="T37">Then we push it to github. Here origin is the name of the remote.</text:span></text:p>
      <text:p text:style-name="P48"/>
      <text:p text:style-name="P122">$=&gt;<text:tab/><text:tab/>git push origin master</text:p>
      <text:p text:style-name="P47"/>
      <text:p text:style-name="P49"><text:soft-page-break/>Here master <text:span text:style-name="T38">is</text:span> the branch where we push our code to.</text:p>
      <text:p text:style-name="P45"/>
      <text:p text:style-name="P50">Pulling our repository from github:</text:p>
      <text:p text:style-name="P50"/>
      <text:p text:style-name="P51">$=&gt;<text:tab/><text:tab/><text:span text:style-name="T39">git pull origin master</text:span></text:p>
      <text:p text:style-name="P51"/>
      <text:p text:style-name="P52">To update the local repository <text:span text:style-name="T40">from github</text:span>, we use the git pull command.</text:p>
      <text:p text:style-name="P52"/>
      <text:p text:style-name="P54">Rather than very time writing origin and master in our commands we can set default as follows :</text:p>
      <text:p text:style-name="P52"/>
      <text:p text:style-name="P53">$=&gt;<text:tab/><text:tab/><text:span text:style-name="T41">git branch --set-upstream-to=origin/master master</text:span></text:p>
      <text:p text:style-name="P53"/>
      <text:p text:style-name="P55">The above avoid<text:span text:style-name="T42">s</text:span> indicating those name all the time. <text:span text:style-name="T43">The default branch is master. Therfore the next time we need to update the local repository from github we simply write:</text:span></text:p>
      <text:p text:style-name="P55"/>
      <text:p text:style-name="P56">$=&gt;<text:tab/><text:tab/>git pull</text:p>
      <text:p text:style-name="P56"/>
      <text:p text:style-name="P4">GIT BRANCH</text:p>
      <text:p text:style-name="P57"/>
      <text:p text:style-name="P57">By default when you <text:span text:style-name="T44">create a</text:span> repository and do commits, everything is operated on the master branch. <text:span text:style-name="T45">Sometimes we may desire to add a new feature to our project but would not want it to break the current state of the project. In that case branching is very helpful. Here we create a new branch, and mork on this branch by adding files, commits, etc. After creating the new branch and working on the feature alongside, if we are comfortable with including it to our project, then we can merge it with the master branch. To create a new branch we run:</text:span></text:p>
      <text:p text:style-name="P57"/>
      <text:p text:style-name="P58">$=&gt;<text:tab/><text:tab/>git branch feature-1</text:p>
      <text:p text:style-name="P58"/>
      <text:p text:style-name="P59"><text:soft-page-break/>In order to check all the branches, we run :</text:p>
      <text:p text:style-name="P59"/>
      <text:p text:style-name="P59">$=&gt; git branch</text:p>
      <text:p text:style-name="P59"/>
      <text:p text:style-name="P60">This will inform us about all the branches present in our repository and we can decide which to work on.</text:p>
      <text:p text:style-name="P60"/>
      <text:p text:style-name="P61">To more between branches we simply run the following command:</text:p>
      <text:p text:style-name="P61"/>
      <text:p text:style-name="P61">$=&gt;<text:tab/><text:tab/><text:span text:style-name="T46">git checkout *BRANCH_NAME*</text:span></text:p>
      <text:p text:style-name="P61"/>
      <text:p text:style-name="P62">This helps us to switch to the branch desired.</text:p>
      <text:p text:style-name="P62"/>
      <text:p text:style-name="P63">To create and switch to the newly created branch with a single command:</text:p>
      <text:p text:style-name="P63"/>
      <text:p text:style-name="P63">$=&gt;<text:tab/><text:tab/>git branch -b *BRANCH_NAME*</text:p>
      <text:p text:style-name="P63"/>
      <text:p text:style-name="P64">To delete a branch we run the following command. But remember that we cannot delete the branchw e are currently working on. <text:span text:style-name="T47">We need to first checkout from that branch and then only we will be allowed to delete it.</text:span></text:p>
      <text:p text:style-name="P64"/>
      <text:p text:style-name="P65">$=&gt;<text:tab/><text:tab/><text:span text:style-name="T48">git branch -D *BRANCH_NAME*</text:span></text:p>
      <text:p text:style-name="P65"/>
      <text:p text:style-name="P66">To add a branch to github we run :</text:p>
      <text:p text:style-name="P66"/>
      <text:p text:style-name="P66">$=&gt;<text:tab/><text:tab/>git push origin *BRANCH_NAME*</text:p>
      <text:p text:style-name="P66"/>
      <text:p text:style-name="P69">To add branches from github to local reporsitory:</text:p>
      <text:p text:style-name="P69"/>
      <text:p text:style-name="P67">$=&gt;<text:tab/><text:tab/><text:span text:style-name="T49">git pull origin *BRANCH_NAME*</text:span></text:p>
      <text:p text:style-name="P68"><text:tab/><text:tab/><text:span text:style-name="T50">git checkout --track origin/*BRANCH_NAME*</text:span></text:p>
      <text:p text:style-name="P68"/>
      <text:p text:style-name="P70">To delete the branch on github locally we run the command:</text:p>
      <text:p text:style-name="P70"><text:soft-page-break/>$=&gt;<text:tab/><text:tab/>git push origin --delete *BRANCH_NAME*</text:p>
      <text:p text:style-name="P70"/>
      <text:p text:style-name="P71">The above command does not delete the branch on the local repository. To do that we need to run :</text:p>
      <text:p text:style-name="P71"/>
      <text:p text:style-name="P71">$=&gt;<text:tab/><text:tab/>git branch -D *BRANCH_NAME*</text:p>
      <text:p text:style-name="P71"/>
      <text:p text:style-name="P71"/>
      <text:p text:style-name="P117">MERGING BRANCHES</text:p>
      <text:p text:style-name="P124"/>
      <text:p text:style-name="P124">To add the file into the staging area as well as commit, we run the following command:</text:p>
      <text:p text:style-name="P124"/>
      <text:p text:style-name="P124">$=&gt;<text:tab/><text:tab/>git commit -am “Commit Message”</text:p>
      <text:p text:style-name="P124"/>
      <text:p text:style-name="P125">The above command only runs for modified or deleted files. If the files are untracked then we cannot use the above command.</text:p>
      <text:p text:style-name="P125"/>
      <text:p text:style-name="P128">FAST-FORWARD MERGE:</text:p>
      <text:p text:style-name="P125"/>
      <text:p text:style-name="P126">To merge two branches we will have to first move to the master branch. Then we merge the two branches by :</text:p>
      <text:p text:style-name="P126"/>
      <text:p text:style-name="P126">$=&gt;<text:tab/><text:tab/>git merge *BRANCH_NAME*</text:p>
      <text:p text:style-name="P126"/>
      <text:p text:style-name="P127">The above merge is a basic one and is also called fast forward merge. <text:span text:style-name="T51">We created a new brnach from the master branch, performed some changes on this new branch. Then we merge the two branches such that the new branch’s whatever modification have been done with be reflected on the master branch.</text:span></text:p>
      <text:p text:style-name="P127"/>
      <text:p text:style-name="P127"/>
      <text:p text:style-name="P127"/>
      <text:p text:style-name="P127"/>
      <text:p text:style-name="P129"><text:soft-page-break/>THREE WAY MERGE:</text:p>
      <text:p text:style-name="P129"/>
      <text:p text:style-name="P130">Here we create a new branch, work on the branch and at the same time someone else makes commits on the massive branch before we merge the branches. So here along with the branch on which we have been working on, someone else or we may even have worked on the master branch simulataneously. So both the branche<text:span text:style-name="T52">s</text:span> have been commited. <text:span text:style-name="T53">So here instead of the fast forward merge, we go for the three way merge. We run following command:</text:span></text:p>
      <text:p text:style-name="P130"/>
      <text:p text:style-name="P131">$=&gt;<text:tab/><text:tab/>git merge *BRAN<text:span text:style-name="T54">C</text:span>H_NAME*</text:p>
      <text:p text:style-name="P131"/>
      <text:p text:style-name="P132">This will open a new file on the terminal. We simple have to do Ctrl+X. The terminal will notify that the merge has been made using the recursive strategy. <text:span text:style-name="T55">Here we will see that HEAD element will point to the master and not to both the branches. </text:span></text:p>
      <text:p text:style-name="P132"/>
      <text:p text:style-name="P133">Sometimes multiple developers may try to <text:span text:style-name="T56">edit</text:span> the same content which may lead to a merge conflict. For example, if one developer is trying to edit code that the second developer is editting <text:span text:style-name="T57">then the conflict may occure. Git makes is relatively easy to deal with the merge conflicts comepared to other version control systems.</text:span></text:p>
      <text:p text:style-name="P133"/>
      <text:p text:style-name="P134">So consider that two developers are making changes on the same file by setting the value of the variable different. Then after commiting the respective branches, we merge them. Here since a conflict is occur, git will open the specific file where the conflict takes place and notifies the user to select a particular value. Once the user makes the reccommended changes then runs the git add command followed by git commit. Later on, upon checking the history, we observe that the required merging has been done.</text:p>
      <text:p text:style-name="P134"/>
      <text:p text:style-name="P135">$=&gt;<text:tab/><text:tab/>git merge *BRANCH_NAME*<text:tab/>//Request to merge</text:p>
      <text:p text:style-name="P135"/>
      <text:p text:style-name="P135"><text:soft-page-break/>Here the conflict is notified to the user with the file where the user needs to do the required changes. Then:</text:p>
      <text:p text:style-name="P135"/>
      <text:p text:style-name="P135">$=&gt;<text:tab/><text:tab/>git add .</text:p>
      <text:p text:style-name="P135"/>
      <text:p text:style-name="P135">$=&gt;<text:tab/><text:tab/>git commit</text:p>
      <text:p text:style-name="P135"/>
      <text:p text:style-name="P135">$=&gt;<text:tab/><text:tab/>git log --oneline</text:p>
      <text:p text:style-name="P135"/>
      <text:p text:style-name="P136">Then the branches are <text:span text:style-name="T58">me</text:span>rged.</text:p>
      <text:p text:style-name="P135"/>
      <text:p text:style-name="P137">To stop merging of files we can do the following:</text:p>
      <text:p text:style-name="P137"/>
      <text:p text:style-name="P137">$=&gt;<text:tab/><text:tab/>git merge --abort</text:p>
      <text:p text:style-name="P137"/>
      <text:p text:style-name="P138">The above will stop the merging and we will no longer have any conflicts. <text:span text:style-name="T59">It will keep all the changes that we have kept on both the branches intact.</text:span></text:p>
      <text:p text:style-name="P138"/>
      <text:p text:style-name="P118">GIT REBASE</text:p>
      <text:p text:style-name="P139"/>
      <text:p text:style-name="P139">Git rebase is used to integrate changes from one branch into another. It is the process of moving or combining a sequence of commits to a new base commit.</text:p>
      <text:p text:style-name="P137"/>
      <text:p text:style-name="P140">$=&gt;<text:tab/><text:tab/>git reset --hard *COMMIT_ID*</text:p>
      <text:p text:style-name="P140"/>
      <text:p text:style-name="P141">This will set the HEAD element to the commit ID we want it to point towards leaving all the other commits to get deleted.</text:p>
      <text:p text:style-name="P141"/>
      <text:p text:style-name="P142">Now, we create a branch that contains all the commits that we have done on the master branch. <text:span text:style-name="T60">After this, we add some new commits to the master branch. Now we desire that these new commits should also reflect on the new branch. There we need to </text:span><text:soft-page-break/><text:span text:style-name="T60">rebase this branch on the master branch. Using git rebase allows us to rebase the future branch for the newly created commit which was made on the master branch. For this we first checkout to the new branch and then run the following command:</text:span></text:p>
      <text:p text:style-name="P142"/>
      <text:p text:style-name="P142"><text:span text:style-name="T61">$=&gt;<text:tab/><text:tab/>git rebase master</text:span></text:p>
      <text:p text:style-name="P142"/>
      <text:p text:style-name="P143">This amkes the HEAD element to point to both the branches i.e master as well as the new branch.</text:p>
      <text:p text:style-name="P144"/>
      <text:p text:style-name="P119">FORKING AND CLONING</text:p>
      <text:p text:style-name="P145"/>
      <text:p text:style-name="P146">To copy someone’s repository to our account, we use the fork available on github.</text:p>
      <text:p text:style-name="P146"/>
      <text:p text:style-name="P147">Once the new project get added into your github account, then you simply run git clone on your machine to work on the project locally.</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0:18:40.037170001</meta:creation-date>
    <dc:date>2021-01-31T12:51:11.393356214</dc:date>
    <meta:editing-duration>PT16H56M43S</meta:editing-duration>
    <meta:editing-cycles>250</meta:editing-cycles>
    <meta:generator>LibreOffice/6.0.7.3$Linux_X86_64 LibreOffice_project/00m0$Build-3</meta:generator>
    <meta:document-statistic meta:table-count="0" meta:image-count="0" meta:object-count="0" meta:page-count="15" meta:paragraph-count="169" meta:word-count="2940" meta:character-count="16212" meta:non-whitespace-character-count="13364"/>
  </office:meta>
</office:document-meta>
</file>